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32pt" style:font-size-asian="32pt" style:font-size-complex="32pt"/>
    </style:style>
    <style:style style:name="ce3" style:family="table-cell" style:parent-style-name="Default" style:data-style-name="N0">
      <style:table-cell-properties fo:border="thin solid #000000" fo:background-color="#B4C7DC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14"/>
    <style:style style:name="ce1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D9D9D9"/>
    </style:style>
    <style:style style:name="ce16" style:family="table-cell" style:parent-style-name="Default" style:data-style-name="N14">
      <style:table-cell-properties fo:background-color="#D9D9D9"/>
    </style:style>
    <style:style style:name="ce17" style:family="table-cell" style:parent-style-name="Default" style:data-style-name="N0">
      <style:text-properties style:text-underline-style="solid" style:text-underline-type="single"/>
    </style:style>
    <style:style style:name="ce18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52966666666667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4.8895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7" table:number-columns-repeated="16361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Versão com listas Ligadas</text:p>
          </table:table-cell>
          <table:table-cell table:number-columns-repeated="11" table:style-name="ce1"/>
          <table:table-cell office:value-type="string" table:style-name="ce2">
            <text:p>Versão com Arrays</text:p>
          </table:table-cell>
          <table:table-cell table:number-columns-repeated="1637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0">
            <text:p>Análise da performance da versão Sequencial</text:p>
          </table:table-cell>
          <table:covered-table-cell table:number-columns-repeated="8"/>
          <table:table-cell table:number-columns-repeated="3" table:style-name="ce1"/>
          <table:table-cell office:value-type="string" table:number-columns-spanned="9" table:number-rows-spanned="1" table:style-name="ce10">
            <text:p>Análise da performance da versão Sequencial</text:p>
          </table:table-cell>
          <table:covered-table-cell table:number-columns-repeated="8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lgortimo</text:p>
          </table:table-cell>
          <table:table-cell office:value-type="string" table:style-name="ce3">
            <text:p>N</text:p>
          </table:table-cell>
          <table:table-cell office:value-type="string" table:style-name="ce3">
            <text:p>Buckets</text:p>
          </table:table-cell>
          <table:table-cell office:value-type="string" table:style-name="ce3">
            <text:p>Texec usecs</text:p>
          </table:table-cell>
          <table:table-cell office:value-type="string" table:style-name="ce3">
            <text:p>#CC</text:p>
          </table:table-cell>
          <table:table-cell office:value-type="string" table:style-name="ce3">
            <text:p>#I</text:p>
          </table:table-cell>
          <table:table-cell office:value-type="string" table:style-name="ce3">
            <text:p>CPI</text:p>
          </table:table-cell>
          <table:table-cell office:value-type="string" table:style-name="ce3">
            <text:p>L1</text:p>
          </table:table-cell>
          <table:table-cell office:value-type="string" table:style-name="ce3">
            <text:p>L2</text:p>
          </table:table-cell>
          <table:table-cell table:number-columns-repeated="3" table:style-name="ce1"/>
          <table:table-cell office:value-type="string" table:style-name="ce3">
            <text:p>Algortimo</text:p>
          </table:table-cell>
          <table:table-cell office:value-type="string" table:style-name="ce3">
            <text:p>N</text:p>
          </table:table-cell>
          <table:table-cell office:value-type="string" table:style-name="ce3">
            <text:p>Buckets</text:p>
          </table:table-cell>
          <table:table-cell office:value-type="string" table:style-name="ce3">
            <text:p>Texec usecs</text:p>
          </table:table-cell>
          <table:table-cell office:value-type="string" table:style-name="ce3">
            <text:p>#CC</text:p>
          </table:table-cell>
          <table:table-cell office:value-type="string" table:style-name="ce3">
            <text:p>#I</text:p>
          </table:table-cell>
          <table:table-cell office:value-type="string" table:style-name="ce3">
            <text:p>CPI</text:p>
          </table:table-cell>
          <table:table-cell office:value-type="string" table:style-name="ce3">
            <text:p>L1</text:p>
          </table:table-cell>
          <table:table-cell office:value-type="string" table:style-name="ce3">
            <text:p>L2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" table:style-name="ce4">
            <text:p>10000</text:p>
          </table:table-cell>
          <table:table-cell office:value-type="float" office:value="10" table:style-name="ce4">
            <text:p>10</text:p>
          </table:table-cell>
          <table:table-cell office:value-type="float" office:value="9430" table:style-name="ce4">
            <text:p>9430</text:p>
          </table:table-cell>
          <table:table-cell office:value-type="float" office:value="27141750" table:style-name="ce4">
            <text:p>27141750</text:p>
          </table:table-cell>
          <table:table-cell office:value-type="float" office:value="18878521" table:style-name="ce4">
            <text:p>18878521</text:p>
          </table:table-cell>
          <table:table-cell office:value-type="string" table:style-name="ce4">
            <text:p>1.44</text:p>
          </table:table-cell>
          <table:table-cell office:value-type="float" office:value="934975" table:style-name="ce4">
            <text:p>934975</text:p>
          </table:table-cell>
          <table:table-cell office:value-type="float" office:value="28298" table:style-name="ce4">
            <text:p>28298</text:p>
          </table:table-cell>
          <table:table-cell table:number-columns-repeated="3" table:style-name="ce1"/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office:value-type="float" office:value="1413" table:style-name="ce4">
            <text:p>1413</text:p>
          </table:table-cell>
          <table:table-cell office:value-type="float" office:value="3207849" table:style-name="ce4">
            <text:p>3207849</text:p>
          </table:table-cell>
          <table:table-cell office:value-type="float" office:value="5425093" table:style-name="ce4">
            <text:p>5425093</text:p>
          </table:table-cell>
          <table:table-cell office:value-type="string" table:style-name="ce4">
            <text:p>0.59</text:p>
          </table:table-cell>
          <table:table-cell office:value-type="float" office:value="45443" table:style-name="ce4">
            <text:p>45443</text:p>
          </table:table-cell>
          <table:table-cell office:value-type="float" office:value="14168" table:style-name="ce4">
            <text:p>14168</text:p>
          </table:table-cell>
          <table:table-cell table:number-columns-repeated="3" table:style-name="ce1"/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" table:style-name="ce4">
            <text:p>10000</text:p>
          </table:table-cell>
          <table:table-cell office:value-type="float" office:value="1000" table:style-name="ce4">
            <text:p>1000</text:p>
          </table:table-cell>
          <table:table-cell office:value-type="float" office:value="1276" table:style-name="ce4">
            <text:p>1276</text:p>
          </table:table-cell>
          <table:table-cell office:value-type="float" office:value="2008500" table:style-name="ce4">
            <text:p>2008500</text:p>
          </table:table-cell>
          <table:table-cell office:value-type="float" office:value="3445928" table:style-name="ce4">
            <text:p>3445928</text:p>
          </table:table-cell>
          <table:table-cell office:value-type="string" table:style-name="ce4">
            <text:p>0.58</text:p>
          </table:table-cell>
          <table:table-cell office:value-type="float" office:value="16294" table:style-name="ce4">
            <text:p>16294</text:p>
          </table:table-cell>
          <table:table-cell office:value-type="float" office:value="48832" table:style-name="ce4">
            <text:p>48832</text:p>
          </table:table-cell>
          <table:table-cell table:number-columns-repeated="3" table:style-name="ce1"/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" table:style-name="ce4">
            <text:p>10000</text:p>
          </table:table-cell>
          <table:table-cell office:value-type="float" office:value="10000" table:style-name="ce4">
            <text:p>10000</text:p>
          </table:table-cell>
          <table:table-cell office:value-type="float" office:value="1572" table:style-name="ce4">
            <text:p>1572</text:p>
          </table:table-cell>
          <table:table-cell office:value-type="float" office:value="2707814" table:style-name="ce4">
            <text:p>2707814</text:p>
          </table:table-cell>
          <table:table-cell office:value-type="float" office:value="3954641" table:style-name="ce4">
            <text:p>3954641</text:p>
          </table:table-cell>
          <table:table-cell office:value-type="string" table:style-name="ce4">
            <text:p>0.68</text:p>
          </table:table-cell>
          <table:table-cell office:value-type="float" office:value="31415" table:style-name="ce4">
            <text:p>31415</text:p>
          </table:table-cell>
          <table:table-cell office:value-type="float" office:value="96852" table:style-name="ce4">
            <text:p>96852</text:p>
          </table:table-cell>
          <table:table-cell table:number-columns-repeated="3" table:style-name="ce1"/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0" table:style-name="ce4">
            <text:p>100000</text:p>
          </table:table-cell>
          <table:table-cell office:value-type="float" office:value="100" table:style-name="ce4">
            <text:p>100</text:p>
          </table:table-cell>
          <table:table-cell office:value-type="float" office:value="185169" table:style-name="ce4">
            <text:p>185169</text:p>
          </table:table-cell>
          <table:table-cell office:value-type="float" office:value="506419971" table:style-name="ce4">
            <text:p>506419971</text:p>
          </table:table-cell>
          <table:table-cell office:value-type="float" office:value="182980114" table:style-name="ce4">
            <text:p>182980114</text:p>
          </table:table-cell>
          <table:table-cell office:value-type="string" table:style-name="ce4">
            <text:p>2.77</text:p>
          </table:table-cell>
          <table:table-cell office:value-type="float" office:value="405073" table:style-name="ce4">
            <text:p>405073</text:p>
          </table:table-cell>
          <table:table-cell office:value-type="float" office:value="11790379" table:style-name="ce4">
            <text:p>11790379</text:p>
          </table:table-cell>
          <table:table-cell office:value-type="string" table:style-name="ce1">
            <text:p>&lt; - usado para perfreport</text:p>
          </table:table-cell>
          <table:table-cell table:number-columns-repeated="2" table:style-name="ce1"/>
          <table:table-cell table:number-columns-repeated="9" table:style-name="ce6"/>
          <table:table-cell table:number-columns-repeated="16362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0" table:style-name="ce4">
            <text:p>100000</text:p>
          </table:table-cell>
          <table:table-cell office:value-type="float" office:value="1000" table:style-name="ce4">
            <text:p>1000</text:p>
          </table:table-cell>
          <table:table-cell office:value-type="float" office:value="18244" table:style-name="ce4">
            <text:p>18244</text:p>
          </table:table-cell>
          <table:table-cell office:value-type="float" office:value="44616439" table:style-name="ce4">
            <text:p>44616439</text:p>
          </table:table-cell>
          <table:table-cell office:value-type="float" office:value="54156946" table:style-name="ce4">
            <text:p>54156946</text:p>
          </table:table-cell>
          <table:table-cell office:value-type="string" table:style-name="ce4">
            <text:p>0.82</text:p>
          </table:table-cell>
          <table:table-cell office:value-type="float" office:value="518601" table:style-name="ce4">
            <text:p>518601</text:p>
          </table:table-cell>
          <table:table-cell office:value-type="float" office:value="397429" table:style-name="ce4">
            <text:p>397429</text:p>
          </table:table-cell>
          <table:table-cell table:number-columns-repeated="3" table:style-name="ce1"/>
          <table:table-cell table:number-columns-repeated="9" table:style-name="ce6"/>
          <table:table-cell table:number-columns-repeated="16362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0" table:style-name="ce4">
            <text:p>100000</text:p>
          </table:table-cell>
          <table:table-cell office:value-type="float" office:value="10000" table:style-name="ce4">
            <text:p>10000</text:p>
          </table:table-cell>
          <table:table-cell office:value-type="float" office:value="17548" table:style-name="ce4">
            <text:p>17548</text:p>
          </table:table-cell>
          <table:table-cell office:value-type="float" office:value="38089886" table:style-name="ce4">
            <text:p>38089886</text:p>
          </table:table-cell>
          <table:table-cell office:value-type="float" office:value="38868162" table:style-name="ce4">
            <text:p>38868162</text:p>
          </table:table-cell>
          <table:table-cell office:value-type="string" table:style-name="ce4">
            <text:p>0.98</text:p>
          </table:table-cell>
          <table:table-cell office:value-type="float" office:value="906903" table:style-name="ce4">
            <text:p>906903</text:p>
          </table:table-cell>
          <table:table-cell office:value-type="float" office:value="1180674" table:style-name="ce4">
            <text:p>1180674</text:p>
          </table:table-cell>
          <table:table-cell table:number-columns-repeated="3" table:style-name="ce1"/>
          <table:table-cell office:value-type="string" table:style-name="ce4">
            <text:p>MergeSort</text:p>
          </table:table-cell>
          <table:table-cell office:value-type="float" office:value="10000" table:style-name="ce4">
            <text:p>10000</text:p>
          </table:table-cell>
          <table:table-cell office:value-type="float" office:value="10" table:style-name="ce4">
            <text:p>10</text:p>
          </table:table-cell>
          <table:table-cell office:value-type="float" office:value="973" table:style-name="ce4">
            <text:p>973</text:p>
          </table:table-cell>
          <table:table-cell office:value-type="float" office:value="2326385" table:style-name="ce4">
            <text:p>2326385</text:p>
          </table:table-cell>
          <table:table-cell office:value-type="float" office:value="3055090" table:style-name="ce4">
            <text:p>3055090</text:p>
          </table:table-cell>
          <table:table-cell office:value-type="string" table:style-name="ce4">
            <text:p>0.76</text:p>
          </table:table-cell>
          <table:table-cell office:value-type="float" office:value="6460" table:style-name="ce4">
            <text:p>6460</text:p>
          </table:table-cell>
          <table:table-cell office:value-type="float" office:value="381" table:style-name="ce4">
            <text:p>381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0" table:style-name="ce4">
            <text:p>100000</text:p>
          </table:table-cell>
          <table:table-cell office:value-type="float" office:value="100000" table:style-name="ce4">
            <text:p>100000</text:p>
          </table:table-cell>
          <table:table-cell office:value-type="float" office:value="16944" table:style-name="ce4">
            <text:p>16944</text:p>
          </table:table-cell>
          <table:table-cell office:value-type="float" office:value="35377168" table:style-name="ce4">
            <text:p>35377168</text:p>
          </table:table-cell>
          <table:table-cell office:value-type="float" office:value="39469283" table:style-name="ce4">
            <text:p>39469283</text:p>
          </table:table-cell>
          <table:table-cell office:value-type="string" table:style-name="ce4">
            <text:p>0.90</text:p>
          </table:table-cell>
          <table:table-cell office:value-type="float" office:value="973279" table:style-name="ce4">
            <text:p>973279</text:p>
          </table:table-cell>
          <table:table-cell office:value-type="float" office:value="1173663" table:style-name="ce4">
            <text:p>1173663</text:p>
          </table:table-cell>
          <table:table-cell table:number-columns-repeated="3" table:style-name="ce1"/>
          <table:table-cell office:value-type="string" table:style-name="ce4">
            <text:p>MergeSor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office:value-type="float" office:value="778" table:style-name="ce4">
            <text:p>778</text:p>
          </table:table-cell>
          <table:table-cell office:value-type="float" office:value="1776529" table:style-name="ce4">
            <text:p>1776529</text:p>
          </table:table-cell>
          <table:table-cell office:value-type="float" office:value="2519712" table:style-name="ce4">
            <text:p>2519712</text:p>
          </table:table-cell>
          <table:table-cell office:value-type="string" table:style-name="ce4">
            <text:p>0.71</text:p>
          </table:table-cell>
          <table:table-cell office:value-type="float" office:value="6395" table:style-name="ce4">
            <text:p>6395</text:p>
          </table:table-cell>
          <table:table-cell office:value-type="float" office:value="435" table:style-name="ce4">
            <text:p>435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2378943" table:style-name="ce4">
            <text:p>2378943</text:p>
          </table:table-cell>
          <table:table-cell office:value-type="float" office:value="6887191775" table:style-name="ce4">
            <text:p>6887191775</text:p>
          </table:table-cell>
          <table:table-cell office:value-type="float" office:value="1890752803" table:style-name="ce4">
            <text:p>1890752803</text:p>
          </table:table-cell>
          <table:table-cell office:value-type="string" table:style-name="ce4">
            <text:p>3.64</text:p>
          </table:table-cell>
          <table:table-cell office:value-type="float" office:value="215979985" table:style-name="ce4">
            <text:p>215979985</text:p>
          </table:table-cell>
          <table:table-cell office:value-type="float" office:value="4764159" table:style-name="ce4">
            <text:p>4764159</text:p>
          </table:table-cell>
          <table:table-cell table:number-columns-repeated="3" table:style-name="ce1"/>
          <table:table-cell office:value-type="string" table:style-name="ce4">
            <text:p>MergeSort</text:p>
          </table:table-cell>
          <table:table-cell office:value-type="float" office:value="100000" table:style-name="ce4">
            <text:p>100000</text:p>
          </table:table-cell>
          <table:table-cell office:value-type="float" office:value="1000" table:style-name="ce4">
            <text:p>1000</text:p>
          </table:table-cell>
          <table:table-cell office:value-type="float" office:value="6671" table:style-name="ce4">
            <text:p>6671</text:p>
          </table:table-cell>
          <table:table-cell office:value-type="float" office:value="18747616" table:style-name="ce4">
            <text:p>18747616</text:p>
          </table:table-cell>
          <table:table-cell office:value-type="float" office:value="25106102" table:style-name="ce4">
            <text:p>25106102</text:p>
          </table:table-cell>
          <table:table-cell office:value-type="string" table:style-name="ce4">
            <text:p>0.75</text:p>
          </table:table-cell>
          <table:table-cell office:value-type="float" office:value="124892" table:style-name="ce4">
            <text:p>124892</text:p>
          </table:table-cell>
          <table:table-cell office:value-type="float" office:value="15667" table:style-name="ce4">
            <text:p>15667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0" table:style-name="ce4">
            <text:p>10000</text:p>
          </table:table-cell>
          <table:table-cell office:value-type="float" office:value="338146" table:style-name="ce4">
            <text:p>338146</text:p>
          </table:table-cell>
          <table:table-cell office:value-type="float" office:value="965658136" table:style-name="ce4">
            <text:p>965658136</text:p>
          </table:table-cell>
          <table:table-cell office:value-type="float" office:value="585490694" table:style-name="ce4">
            <text:p>585490694</text:p>
          </table:table-cell>
          <table:table-cell office:value-type="string" table:style-name="ce4">
            <text:p>1.65</text:p>
          </table:table-cell>
          <table:table-cell office:value-type="float" office:value="15374112" table:style-name="ce4">
            <text:p>15374112</text:p>
          </table:table-cell>
          <table:table-cell office:value-type="float" office:value="10619778" table:style-name="ce4">
            <text:p>10619778</text:p>
          </table:table-cell>
          <table:table-cell table:number-columns-repeated="3" table:style-name="ce1"/>
          <table:table-cell office:value-type="string" table:style-name="ce4">
            <text:p>Merge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0" table:style-name="ce4">
            <text:p>10000</text:p>
          </table:table-cell>
          <table:table-cell office:value-type="float" office:value="73058" table:style-name="ce4">
            <text:p>73058</text:p>
          </table:table-cell>
          <table:table-cell office:value-type="float" office:value="213671240" table:style-name="ce4">
            <text:p>213671240</text:p>
          </table:table-cell>
          <table:table-cell office:value-type="float" office:value="250852033" table:style-name="ce4">
            <text:p>250852033</text:p>
          </table:table-cell>
          <table:table-cell office:value-type="string" table:style-name="ce4">
            <text:p>0.85</text:p>
          </table:table-cell>
          <table:table-cell office:value-type="float" office:value="3429509" table:style-name="ce4">
            <text:p>3429509</text:p>
          </table:table-cell>
          <table:table-cell office:value-type="float" office:value="999184" table:style-name="ce4">
            <text:p>999184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00" table:style-name="ce4">
            <text:p>100000</text:p>
          </table:table-cell>
          <table:table-cell office:value-type="float" office:value="247592" table:style-name="ce4">
            <text:p>247592</text:p>
          </table:table-cell>
          <table:table-cell office:value-type="float" office:value="691310291" table:style-name="ce4">
            <text:p>691310291</text:p>
          </table:table-cell>
          <table:table-cell office:value-type="float" office:value="388555243" table:style-name="ce4">
            <text:p>388555243</text:p>
          </table:table-cell>
          <table:table-cell office:value-type="string" table:style-name="ce4">
            <text:p>1.78</text:p>
          </table:table-cell>
          <table:table-cell office:value-type="float" office:value="12149460" table:style-name="ce4">
            <text:p>12149460</text:p>
          </table:table-cell>
          <table:table-cell office:value-type="float" office:value="16145295" table:style-name="ce4">
            <text:p>16145295</text:p>
          </table:table-cell>
          <table:table-cell table:number-columns-repeated="3" table:style-name="ce1"/>
          <table:table-cell office:value-type="string" table:style-name="ce4">
            <text:p>Merge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81844" table:style-name="ce4">
            <text:p>81844</text:p>
          </table:table-cell>
          <table:table-cell office:value-type="float" office:value="240281757" table:style-name="ce4">
            <text:p>240281757</text:p>
          </table:table-cell>
          <table:table-cell office:value-type="float" office:value="304507804" table:style-name="ce4">
            <text:p>304507804</text:p>
          </table:table-cell>
          <table:table-cell office:value-type="string" table:style-name="ce4">
            <text:p>0.79</text:p>
          </table:table-cell>
          <table:table-cell office:value-type="float" office:value="1285953" table:style-name="ce4">
            <text:p>1285953</text:p>
          </table:table-cell>
          <table:table-cell office:value-type="float" office:value="131949" table:style-name="ce4">
            <text:p>131949</text:p>
          </table:table-cell>
          <table:table-cell office:value-type="string" table:style-name="ce1">
            <text:p>&lt; - usado para perfreport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4">
            <text:p>Insertion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000" table:style-name="ce4">
            <text:p>1000000</text:p>
          </table:table-cell>
          <table:table-cell office:value-type="float" office:value="228403" table:style-name="ce4">
            <text:p>228403</text:p>
          </table:table-cell>
          <table:table-cell office:value-type="float" office:value="638556042" table:style-name="ce4">
            <text:p>638556042</text:p>
          </table:table-cell>
          <table:table-cell office:value-type="float" office:value="394554033" table:style-name="ce4">
            <text:p>394554033</text:p>
          </table:table-cell>
          <table:table-cell office:value-type="string" table:style-name="ce4">
            <text:p>1.62</text:p>
          </table:table-cell>
          <table:table-cell office:value-type="float" office:value="12216314" table:style-name="ce4">
            <text:p>12216314</text:p>
          </table:table-cell>
          <table:table-cell office:value-type="float" office:value="16078303" table:style-name="ce4">
            <text:p>16078303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lgortimo</text:p>
          </table:table-cell>
          <table:table-cell office:value-type="string" table:style-name="ce3">
            <text:p>N</text:p>
          </table:table-cell>
          <table:table-cell office:value-type="string" table:style-name="ce3">
            <text:p>Buckets</text:p>
          </table:table-cell>
          <table:table-cell office:value-type="string" table:style-name="ce3">
            <text:p>Texec usecs</text:p>
          </table:table-cell>
          <table:table-cell office:value-type="string" table:style-name="ce3">
            <text:p>#CC</text:p>
          </table:table-cell>
          <table:table-cell office:value-type="string" table:style-name="ce3">
            <text:p>#I</text:p>
          </table:table-cell>
          <table:table-cell office:value-type="string" table:style-name="ce3">
            <text:p>CPI</text:p>
          </table:table-cell>
          <table:table-cell office:value-type="string" table:style-name="ce3">
            <text:p>L1</text:p>
          </table:table-cell>
          <table:table-cell office:value-type="string" table:style-name="ce3">
            <text:p>L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" table:style-name="ce4">
            <text:p>10000</text:p>
          </table:table-cell>
          <table:table-cell office:value-type="float" office:value="10" table:style-name="ce4">
            <text:p>10</text:p>
          </table:table-cell>
          <table:table-cell office:value-type="float" office:value="2190" table:style-name="ce4">
            <text:p>2190</text:p>
          </table:table-cell>
          <table:table-cell office:value-type="float" office:value="5351535" table:style-name="ce4">
            <text:p>5351535</text:p>
          </table:table-cell>
          <table:table-cell office:value-type="float" office:value="6616575" table:style-name="ce4">
            <text:p>6616575</text:p>
          </table:table-cell>
          <table:table-cell office:value-type="string" table:style-name="ce4">
            <text:p>0.81</text:p>
          </table:table-cell>
          <table:table-cell office:value-type="float" office:value="109975" table:style-name="ce4">
            <text:p>109975</text:p>
          </table:table-cell>
          <table:table-cell office:value-type="float" office:value="25845" table:style-name="ce4">
            <text:p>25845</text:p>
          </table:table-cell>
          <table:table-cell table:number-columns-repeated="3" table:style-name="ce1"/>
          <table:table-cell office:value-type="string" table:number-columns-spanned="9" table:number-rows-spanned="1" table:style-name="ce10">
            <text:p>Análise da performance da primeira versão Paralela (dividir buckets por threads)</text:p>
          </table:table-cell>
          <table:covered-table-cell table:number-columns-repeated="8"/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" table:style-name="ce4">
            <text:p>10000</text:p>
          </table:table-cell>
          <table:table-cell office:value-type="float" office:value="100" table:style-name="ce4">
            <text:p>100</text:p>
          </table:table-cell>
          <table:table-cell office:value-type="float" office:value="1662" table:style-name="ce4">
            <text:p>1662</text:p>
          </table:table-cell>
          <table:table-cell office:value-type="float" office:value="3950597" table:style-name="ce4">
            <text:p>3950597</text:p>
          </table:table-cell>
          <table:table-cell office:value-type="float" office:value="5778919" table:style-name="ce4">
            <text:p>5778919</text:p>
          </table:table-cell>
          <table:table-cell office:value-type="string" table:style-name="ce4">
            <text:p>0.68</text:p>
          </table:table-cell>
          <table:table-cell office:value-type="float" office:value="45475" table:style-name="ce4">
            <text:p>45475</text:p>
          </table:table-cell>
          <table:table-cell office:value-type="float" office:value="14907" table:style-name="ce4">
            <text:p>14907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" table:style-name="ce4">
            <text:p>10000</text:p>
          </table:table-cell>
          <table:table-cell office:value-type="float" office:value="1000" table:style-name="ce4">
            <text:p>1000</text:p>
          </table:table-cell>
          <table:table-cell office:value-type="float" office:value="2189" table:style-name="ce4">
            <text:p>2189</text:p>
          </table:table-cell>
          <table:table-cell office:value-type="float" office:value="2637399" table:style-name="ce4">
            <text:p>2637399</text:p>
          </table:table-cell>
          <table:table-cell office:value-type="float" office:value="4324958" table:style-name="ce4">
            <text:p>4324958</text:p>
          </table:table-cell>
          <table:table-cell office:value-type="string" table:style-name="ce4">
            <text:p>0.61</text:p>
          </table:table-cell>
          <table:table-cell office:value-type="float" office:value="46420" table:style-name="ce4">
            <text:p>46420</text:p>
          </table:table-cell>
          <table:table-cell office:value-type="float" office:value="16924" table:style-name="ce4">
            <text:p>16924</text:p>
          </table:table-cell>
          <table:table-cell table:number-columns-repeated="3" table:style-name="ce1"/>
          <table:table-cell office:value-type="string" table:style-name="ce3">
            <text:p>N</text:p>
          </table:table-cell>
          <table:table-cell office:value-type="string" table:style-name="ce3">
            <text:p>Buckets</text:p>
          </table:table-cell>
          <table:table-cell office:value-type="string" table:style-name="ce3">
            <text:p>Threads</text:p>
          </table:table-cell>
          <table:table-cell office:value-type="string" table:style-name="ce3">
            <text:p>Texec usecs</text:p>
          </table:table-cell>
          <table:table-cell office:value-type="string" table:style-name="ce3">
            <text:p>#CC</text:p>
          </table:table-cell>
          <table:table-cell office:value-type="string" table:style-name="ce3">
            <text:p>#I</text:p>
          </table:table-cell>
          <table:table-cell office:value-type="string" table:style-name="ce3">
            <text:p>CPI</text:p>
          </table:table-cell>
          <table:table-cell office:value-type="string" table:style-name="ce3">
            <text:p>L1</text:p>
          </table:table-cell>
          <table:table-cell office:value-type="string" table:style-name="ce3">
            <text:p>L2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" table:style-name="ce4">
            <text:p>10000</text:p>
          </table:table-cell>
          <table:table-cell office:value-type="float" office:value="10000" table:style-name="ce4">
            <text:p>10000</text:p>
          </table:table-cell>
          <table:table-cell office:value-type="float" office:value="2229" table:style-name="ce4">
            <text:p>2229</text:p>
          </table:table-cell>
          <table:table-cell office:value-type="float" office:value="2855100" table:style-name="ce4">
            <text:p>2855100</text:p>
          </table:table-cell>
          <table:table-cell office:value-type="float" office:value="4266464" table:style-name="ce4">
            <text:p>4266464</text:p>
          </table:table-cell>
          <table:table-cell office:value-type="string" table:style-name="ce4">
            <text:p>0.67</text:p>
          </table:table-cell>
          <table:table-cell office:value-type="float" office:value="97908" table:style-name="ce4">
            <text:p>97908</text:p>
          </table:table-cell>
          <table:table-cell office:value-type="float" office:value="33039" table:style-name="ce4">
            <text:p>33039</text:p>
          </table:table-cell>
          <table:table-cell table:number-columns-repeated="3" table:style-name="ce1"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2" table:style-name="ce6">
            <text:p>2</text:p>
          </table:table-cell>
          <table:table-cell office:value-type="float" office:value="64639" table:style-name="ce6">
            <text:p>64639</text:p>
          </table:table-cell>
          <table:table-cell office:value-type="float" office:value="187352180" table:style-name="ce6">
            <text:p>187352180</text:p>
          </table:table-cell>
          <table:table-cell office:value-type="float" office:value="196986742" table:style-name="ce6">
            <text:p>196986742</text:p>
          </table:table-cell>
          <table:table-cell office:value-type="string" table:style-name="ce6">
            <text:p>0.95</text:p>
          </table:table-cell>
          <table:table-cell office:value-type="float" office:value="1193560" table:style-name="ce6">
            <text:p>1193560</text:p>
          </table:table-cell>
          <table:table-cell office:value-type="float" office:value="149840" table:style-name="ce6">
            <text:p>14984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0" table:style-name="ce4">
            <text:p>100000</text:p>
          </table:table-cell>
          <table:table-cell office:value-type="float" office:value="100" table:style-name="ce4">
            <text:p>100</text:p>
          </table:table-cell>
          <table:table-cell office:value-type="float" office:value="29823" table:style-name="ce4">
            <text:p>29823</text:p>
          </table:table-cell>
          <table:table-cell office:value-type="float" office:value="60798041" table:style-name="ce4">
            <text:p>60798041</text:p>
          </table:table-cell>
          <table:table-cell office:value-type="float" office:value="59737036" table:style-name="ce4">
            <text:p>59737036</text:p>
          </table:table-cell>
          <table:table-cell office:value-type="string" table:style-name="ce4">
            <text:p>1.02</text:p>
          </table:table-cell>
          <table:table-cell office:value-type="float" office:value="1224348" table:style-name="ce4">
            <text:p>1224348</text:p>
          </table:table-cell>
          <table:table-cell office:value-type="float" office:value="453266" table:style-name="ce4">
            <text:p>453266</text:p>
          </table:table-cell>
          <table:table-cell office:value-type="string" table:style-name="ce1">
            <text:p>&lt; - usado para perfreport</text:p>
          </table:table-cell>
          <table:table-cell table:number-columns-repeated="2" table:style-name="ce1"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4" table:style-name="ce6">
            <text:p>4</text:p>
          </table:table-cell>
          <table:table-cell office:value-type="float" office:value="52290" table:style-name="ce6">
            <text:p>52290</text:p>
          </table:table-cell>
          <table:table-cell office:value-type="float" office:value="143584950" table:style-name="ce6">
            <text:p>143584950</text:p>
          </table:table-cell>
          <table:table-cell office:value-type="float" office:value="141708189" table:style-name="ce6">
            <text:p>141708189</text:p>
          </table:table-cell>
          <table:table-cell office:value-type="string" table:style-name="ce6">
            <text:p>1.01</text:p>
          </table:table-cell>
          <table:table-cell office:value-type="float" office:value="1396479" table:style-name="ce6">
            <text:p>1396479</text:p>
          </table:table-cell>
          <table:table-cell office:value-type="float" office:value="139152" table:style-name="ce6">
            <text:p>139152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0" table:style-name="ce4">
            <text:p>100000</text:p>
          </table:table-cell>
          <table:table-cell office:value-type="float" office:value="1000" table:style-name="ce4">
            <text:p>1000</text:p>
          </table:table-cell>
          <table:table-cell office:value-type="float" office:value="19344" table:style-name="ce4">
            <text:p>19344</text:p>
          </table:table-cell>
          <table:table-cell office:value-type="float" office:value="47897534" table:style-name="ce4">
            <text:p>47897534</text:p>
          </table:table-cell>
          <table:table-cell office:value-type="float" office:value="57695402" table:style-name="ce4">
            <text:p>57695402</text:p>
          </table:table-cell>
          <table:table-cell office:value-type="string" table:style-name="ce4">
            <text:p>0.83</text:p>
          </table:table-cell>
          <table:table-cell office:value-type="float" office:value="517464" table:style-name="ce4">
            <text:p>517464</text:p>
          </table:table-cell>
          <table:table-cell office:value-type="float" office:value="393417" table:style-name="ce4">
            <text:p>393417</text:p>
          </table:table-cell>
          <table:table-cell table:number-columns-repeated="3" table:style-name="ce1"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8" table:style-name="ce6">
            <text:p>8</text:p>
          </table:table-cell>
          <table:table-cell office:value-type="float" office:value="42730" table:style-name="ce6">
            <text:p>42730</text:p>
          </table:table-cell>
          <table:table-cell office:value-type="float" office:value="117851585" table:style-name="ce6">
            <text:p>117851585</text:p>
          </table:table-cell>
          <table:table-cell office:value-type="float" office:value="113680730" table:style-name="ce6">
            <text:p>113680730</text:p>
          </table:table-cell>
          <table:table-cell office:value-type="string" table:style-name="ce6">
            <text:p>1.04</text:p>
          </table:table-cell>
          <table:table-cell office:value-type="float" office:value="1119272" table:style-name="ce6">
            <text:p>1119272</text:p>
          </table:table-cell>
          <table:table-cell office:value-type="float" office:value="137259" table:style-name="ce6">
            <text:p>137259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0" table:style-name="ce4">
            <text:p>100000</text:p>
          </table:table-cell>
          <table:table-cell office:value-type="float" office:value="10000" table:style-name="ce4">
            <text:p>10000</text:p>
          </table:table-cell>
          <table:table-cell office:value-type="float" office:value="20148" table:style-name="ce4">
            <text:p>20148</text:p>
          </table:table-cell>
          <table:table-cell office:value-type="float" office:value="44314685" table:style-name="ce4">
            <text:p>44314685</text:p>
          </table:table-cell>
          <table:table-cell office:value-type="float" office:value="47680449" table:style-name="ce4">
            <text:p>47680449</text:p>
          </table:table-cell>
          <table:table-cell office:value-type="string" table:style-name="ce4">
            <text:p>0.93</text:p>
          </table:table-cell>
          <table:table-cell office:value-type="float" office:value="1128579" table:style-name="ce4">
            <text:p>1128579</text:p>
          </table:table-cell>
          <table:table-cell office:value-type="float" office:value="865165" table:style-name="ce4">
            <text:p>865165</text:p>
          </table:table-cell>
          <table:table-cell table:number-columns-repeated="3" table:style-name="ce1"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16" table:style-name="ce6">
            <text:p>16</text:p>
          </table:table-cell>
          <table:table-cell office:value-type="float" office:value="38216" table:style-name="ce6">
            <text:p>38216</text:p>
          </table:table-cell>
          <table:table-cell office:value-type="float" office:value="106521009" table:style-name="ce6">
            <text:p>106521009</text:p>
          </table:table-cell>
          <table:table-cell office:value-type="float" office:value="100010988" table:style-name="ce6">
            <text:p>100010988</text:p>
          </table:table-cell>
          <table:table-cell office:value-type="string" table:style-name="ce6">
            <text:p>1.07</text:p>
          </table:table-cell>
          <table:table-cell office:value-type="float" office:value="1106203" table:style-name="ce6">
            <text:p>1106203</text:p>
          </table:table-cell>
          <table:table-cell office:value-type="float" office:value="132992" table:style-name="ce6">
            <text:p>132992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0" table:style-name="ce4">
            <text:p>100000</text:p>
          </table:table-cell>
          <table:table-cell office:value-type="float" office:value="100000" table:style-name="ce4">
            <text:p>100000</text:p>
          </table:table-cell>
          <table:table-cell office:value-type="float" office:value="17578" table:style-name="ce4">
            <text:p>17578</text:p>
          </table:table-cell>
          <table:table-cell office:value-type="float" office:value="36656408" table:style-name="ce4">
            <text:p>36656408</text:p>
          </table:table-cell>
          <table:table-cell office:value-type="float" office:value="42588511" table:style-name="ce4">
            <text:p>42588511</text:p>
          </table:table-cell>
          <table:table-cell office:value-type="string" table:style-name="ce4">
            <text:p>0.86</text:p>
          </table:table-cell>
          <table:table-cell office:value-type="float" office:value="1208669" table:style-name="ce4">
            <text:p>1208669</text:p>
          </table:table-cell>
          <table:table-cell office:value-type="float" office:value="1000323" table:style-name="ce4">
            <text:p>1000323</text:p>
          </table:table-cell>
          <table:table-cell table:number-columns-repeated="3" table:style-name="ce1"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32" table:style-name="ce6">
            <text:p>32</text:p>
          </table:table-cell>
          <table:table-cell office:value-type="float" office:value="36431" table:style-name="ce6">
            <text:p>36431</text:p>
          </table:table-cell>
          <table:table-cell office:value-type="float" office:value="102602012" table:style-name="ce6">
            <text:p>102602012</text:p>
          </table:table-cell>
          <table:table-cell office:value-type="float" office:value="95000403" table:style-name="ce6">
            <text:p>95000403</text:p>
          </table:table-cell>
          <table:table-cell office:value-type="string" table:style-name="ce6">
            <text:p>1.08</text:p>
          </table:table-cell>
          <table:table-cell office:value-type="float" office:value="1099941" table:style-name="ce6">
            <text:p>1099941</text:p>
          </table:table-cell>
          <table:table-cell office:value-type="float" office:value="133980" table:style-name="ce6">
            <text:p>133980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401544" table:style-name="ce4">
            <text:p>401544</text:p>
          </table:table-cell>
          <table:table-cell office:value-type="float" office:value="970854453" table:style-name="ce4">
            <text:p>970854453</text:p>
          </table:table-cell>
          <table:table-cell office:value-type="float" office:value="660341080" table:style-name="ce4">
            <text:p>660341080</text:p>
          </table:table-cell>
          <table:table-cell office:value-type="string" table:style-name="ce4">
            <text:p>1.47</text:p>
          </table:table-cell>
          <table:table-cell office:value-type="float" office:value="17130755" table:style-name="ce4">
            <text:p>17130755</text:p>
          </table:table-cell>
          <table:table-cell office:value-type="float" office:value="5230367" table:style-name="ce4">
            <text:p>5230367</text:p>
          </table:table-cell>
          <table:table-cell table:number-columns-repeated="3" table:style-name="ce1"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64" table:style-name="ce6">
            <text:p>64</text:p>
          </table:table-cell>
          <table:table-cell office:value-type="float" office:value="36374" table:style-name="ce6">
            <text:p>36374</text:p>
          </table:table-cell>
          <table:table-cell office:value-type="float" office:value="101538883" table:style-name="ce6">
            <text:p>101538883</text:p>
          </table:table-cell>
          <table:table-cell office:value-type="float" office:value="91365192" table:style-name="ce6">
            <text:p>91365192</text:p>
          </table:table-cell>
          <table:table-cell office:value-type="string" table:style-name="ce6">
            <text:p>1.11</text:p>
          </table:table-cell>
          <table:table-cell office:value-type="float" office:value="1104157" table:style-name="ce6">
            <text:p>1104157</text:p>
          </table:table-cell>
          <table:table-cell office:value-type="float" office:value="132158" table:style-name="ce6">
            <text:p>132158</text:p>
          </table:table-cell>
          <table:table-cell office:value-type="string" table:style-name="ce1">
            <text:p>&lt; - usado para perfreport</text:p>
          </table:table-cell>
          <table:table-cell table:number-columns-repeated="1636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0" table:style-name="ce4">
            <text:p>10000</text:p>
          </table:table-cell>
          <table:table-cell office:value-type="float" office:value="363130" table:style-name="ce4">
            <text:p>363130</text:p>
          </table:table-cell>
          <table:table-cell office:value-type="float" office:value="1006108938" table:style-name="ce4">
            <text:p>1006108938</text:p>
          </table:table-cell>
          <table:table-cell office:value-type="float" office:value="621171484" table:style-name="ce4">
            <text:p>621171484</text:p>
          </table:table-cell>
          <table:table-cell office:value-type="string" table:style-name="ce4">
            <text:p>1.62</text:p>
          </table:table-cell>
          <table:table-cell office:value-type="float" office:value="15334228" table:style-name="ce4">
            <text:p>15334228</text:p>
          </table:table-cell>
          <table:table-cell office:value-type="float" office:value="10477743" table:style-name="ce4">
            <text:p>10477743</text:p>
          </table:table-cell>
          <table:table-cell table:number-columns-repeated="3" table:style-name="ce1"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128" table:style-name="ce6">
            <text:p>128</text:p>
          </table:table-cell>
          <table:table-cell office:value-type="float" office:value="38996" table:style-name="ce6">
            <text:p>38996</text:p>
          </table:table-cell>
          <table:table-cell office:value-type="float" office:value="94579170" table:style-name="ce6">
            <text:p>94579170</text:p>
          </table:table-cell>
          <table:table-cell office:value-type="float" office:value="86012872" table:style-name="ce6">
            <text:p>86012872</text:p>
          </table:table-cell>
          <table:table-cell office:value-type="string" table:style-name="ce6">
            <text:p>1.10</text:p>
          </table:table-cell>
          <table:table-cell office:value-type="float" office:value="1100541" table:style-name="ce6">
            <text:p>1100541</text:p>
          </table:table-cell>
          <table:table-cell office:value-type="float" office:value="131886" table:style-name="ce6">
            <text:p>131886</text:p>
          </table:table-cell>
          <table:table-cell table:number-columns-repeated="16362" table:style-name="ce1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00" table:style-name="ce4">
            <text:p>100000</text:p>
          </table:table-cell>
          <table:table-cell office:value-type="float" office:value="262090" table:style-name="ce4">
            <text:p>262090</text:p>
          </table:table-cell>
          <table:table-cell office:value-type="float" office:value="783713108" table:style-name="ce4">
            <text:p>783713108</text:p>
          </table:table-cell>
          <table:table-cell office:value-type="float" office:value="476736911" table:style-name="ce4">
            <text:p>476736911</text:p>
          </table:table-cell>
          <table:table-cell office:value-type="string" table:style-name="ce4">
            <text:p>1.64</text:p>
          </table:table-cell>
          <table:table-cell office:value-type="float" office:value="15544956" table:style-name="ce4">
            <text:p>15544956</text:p>
          </table:table-cell>
          <table:table-cell office:value-type="float" office:value="11532689" table:style-name="ce4">
            <text:p>11532689</text:p>
          </table:table-cell>
          <table:table-cell table:number-columns-repeated="3" table:style-name="ce1"/>
          <table:table-cell table:number-columns-repeated="9" table:style-name="ce6"/>
          <table:table-cell table:number-columns-repeated="16362"/>
        </table:table-row>
        <table:table-row table:style-name="ro1">
          <table:table-cell/>
          <table:table-cell office:value-type="string" table:style-name="ce4">
            <text:p>MergeSort</text:p>
          </table:table-cell>
          <table:table-cell office:value-type="float" office:value="1000000" table:style-name="ce4">
            <text:p>1000000</text:p>
          </table:table-cell>
          <table:table-cell office:value-type="float" office:value="1000000" table:style-name="ce4">
            <text:p>1000000</text:p>
          </table:table-cell>
          <table:table-cell office:value-type="float" office:value="252511" table:style-name="ce4">
            <text:p>252511</text:p>
          </table:table-cell>
          <table:table-cell office:value-type="float" office:value="647640723" table:style-name="ce4">
            <text:p>647640723</text:p>
          </table:table-cell>
          <table:table-cell office:value-type="float" office:value="425826870" table:style-name="ce4">
            <text:p>425826870</text:p>
          </table:table-cell>
          <table:table-cell office:value-type="string" table:style-name="ce4">
            <text:p>1.52</text:p>
          </table:table-cell>
          <table:table-cell office:value-type="float" office:value="16264479" table:style-name="ce4">
            <text:p>16264479</text:p>
          </table:table-cell>
          <table:table-cell office:value-type="float" office:value="12538525" table:style-name="ce4">
            <text:p>12538525</text:p>
          </table:table-cell>
          <table:table-cell table:number-columns-repeated="3" table:style-name="ce1"/>
          <table:table-cell table:number-columns-repeated="9" table:style-name="ce6"/>
          <table:table-cell table:number-columns-repeated="16362"/>
        </table:table-row>
        <table:table-row table:style-name="ro1">
          <table:table-cell/>
          <table:table-cell table:number-columns-repeated="12" table:style-name="ce1"/>
          <table:table-cell table:number-columns-repeated="9" table:style-name="ce6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9" table:number-rows-spanned="1" table:style-name="ce10">
            <text:p>Análise da performance da primeira versão Paralela (dividir buckets por threads)</text:p>
          </table:table-cell>
          <table:covered-table-cell table:number-columns-repeated="8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</text:p>
          </table:table-cell>
          <table:table-cell office:value-type="string" table:style-name="ce3">
            <text:p>Buckets</text:p>
          </table:table-cell>
          <table:table-cell office:value-type="string" table:style-name="ce3">
            <text:p>Threads</text:p>
          </table:table-cell>
          <table:table-cell office:value-type="string" table:style-name="ce3">
            <text:p>Texec usecs</text:p>
          </table:table-cell>
          <table:table-cell office:value-type="string" table:style-name="ce3">
            <text:p>#CC</text:p>
          </table:table-cell>
          <table:table-cell office:value-type="string" table:style-name="ce3">
            <text:p>#I</text:p>
          </table:table-cell>
          <table:table-cell office:value-type="string" table:style-name="ce3">
            <text:p>CPI</text:p>
          </table:table-cell>
          <table:table-cell office:value-type="string" table:style-name="ce3">
            <text:p>L1</text:p>
          </table:table-cell>
          <table:table-cell office:value-type="string" table:style-name="ce3">
            <text:p>L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2" table:style-name="ce6">
            <text:p>2</text:p>
          </table:table-cell>
          <table:table-cell office:value-type="float" office:value="366032" table:style-name="ce6">
            <text:p>366032</text:p>
          </table:table-cell>
          <table:table-cell office:value-type="float" office:value="826885066" table:style-name="ce6">
            <text:p>826885066</text:p>
          </table:table-cell>
          <table:table-cell office:value-type="float" office:value="519903267" table:style-name="ce6">
            <text:p>519903267</text:p>
          </table:table-cell>
          <table:table-cell office:value-type="string" table:style-name="ce6">
            <text:p>1.59</text:p>
          </table:table-cell>
          <table:table-cell office:value-type="float" office:value="11673921" table:style-name="ce6">
            <text:p>11673921</text:p>
          </table:table-cell>
          <table:table-cell office:value-type="float" office:value="4581416" table:style-name="ce6">
            <text:p>4581416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4" table:style-name="ce6">
            <text:p>4</text:p>
          </table:table-cell>
          <table:table-cell office:value-type="float" office:value="310765" table:style-name="ce6">
            <text:p>310765</text:p>
          </table:table-cell>
          <table:table-cell office:value-type="float" office:value="668753395" table:style-name="ce6">
            <text:p>668753395</text:p>
          </table:table-cell>
          <table:table-cell office:value-type="float" office:value="446351921" table:style-name="ce6">
            <text:p>446351921</text:p>
          </table:table-cell>
          <table:table-cell office:value-type="string" table:style-name="ce6">
            <text:p>1.50</text:p>
          </table:table-cell>
          <table:table-cell office:value-type="float" office:value="8549459" table:style-name="ce6">
            <text:p>8549459</text:p>
          </table:table-cell>
          <table:table-cell office:value-type="float" office:value="3998351" table:style-name="ce6">
            <text:p>399835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8" table:style-name="ce6">
            <text:p>8</text:p>
          </table:table-cell>
          <table:table-cell office:value-type="float" office:value="277782" table:style-name="ce6">
            <text:p>277782</text:p>
          </table:table-cell>
          <table:table-cell office:value-type="float" office:value="596919180" table:style-name="ce6">
            <text:p>596919180</text:p>
          </table:table-cell>
          <table:table-cell office:value-type="float" office:value="409839810" table:style-name="ce6">
            <text:p>409839810</text:p>
          </table:table-cell>
          <table:table-cell office:value-type="string" table:style-name="ce6">
            <text:p>1.46</text:p>
          </table:table-cell>
          <table:table-cell office:value-type="float" office:value="6939573" table:style-name="ce6">
            <text:p>6939573</text:p>
          </table:table-cell>
          <table:table-cell office:value-type="float" office:value="3699643" table:style-name="ce6">
            <text:p>369964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16" table:style-name="ce6">
            <text:p>16</text:p>
          </table:table-cell>
          <table:table-cell office:value-type="float" office:value="265652" table:style-name="ce6">
            <text:p>265652</text:p>
          </table:table-cell>
          <table:table-cell office:value-type="float" office:value="560355933" table:style-name="ce6">
            <text:p>560355933</text:p>
          </table:table-cell>
          <table:table-cell office:value-type="float" office:value="392442220" table:style-name="ce6">
            <text:p>392442220</text:p>
          </table:table-cell>
          <table:table-cell office:value-type="string" table:style-name="ce6">
            <text:p>1.43</text:p>
          </table:table-cell>
          <table:table-cell office:value-type="float" office:value="6132375" table:style-name="ce6">
            <text:p>6132375</text:p>
          </table:table-cell>
          <table:table-cell office:value-type="float" office:value="3567591" table:style-name="ce6">
            <text:p>356759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32" table:style-name="ce6">
            <text:p>32</text:p>
          </table:table-cell>
          <table:table-cell office:value-type="float" office:value="264618" table:style-name="ce6">
            <text:p>264618</text:p>
          </table:table-cell>
          <table:table-cell office:value-type="float" office:value="546194115" table:style-name="ce6">
            <text:p>546194115</text:p>
          </table:table-cell>
          <table:table-cell office:value-type="float" office:value="384646765" table:style-name="ce6">
            <text:p>384646765</text:p>
          </table:table-cell>
          <table:table-cell office:value-type="string" table:style-name="ce6">
            <text:p>1.42</text:p>
          </table:table-cell>
          <table:table-cell office:value-type="float" office:value="5839844" table:style-name="ce6">
            <text:p>5839844</text:p>
          </table:table-cell>
          <table:table-cell office:value-type="float" office:value="3528933" table:style-name="ce6">
            <text:p>352893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00000" table:style-name="ce4">
            <text:p>1000000</text:p>
          </table:table-cell>
          <table:table-cell office:value-type="float" office:value="1000" table:style-name="ce4">
            <text:p>1000</text:p>
          </table:table-cell>
          <table:table-cell office:value-type="float" office:value="64" table:style-name="ce6">
            <text:p>64</text:p>
          </table:table-cell>
          <table:table-cell office:value-type="float" office:value="265967" table:style-name="ce6">
            <text:p>265967</text:p>
          </table:table-cell>
          <table:table-cell office:value-type="float" office:value="550756387" table:style-name="ce6">
            <text:p>550756387</text:p>
          </table:table-cell>
          <table:table-cell office:value-type="float" office:value="379804225" table:style-name="ce6">
            <text:p>379804225</text:p>
          </table:table-cell>
          <table:table-cell office:value-type="string" table:style-name="ce6">
            <text:p>1.45</text:p>
          </table:table-cell>
          <table:table-cell office:value-type="float" office:value="5784388" table:style-name="ce6">
            <text:p>5784388</text:p>
          </table:table-cell>
          <table:table-cell office:value-type="float" office:value="3491203" table:style-name="ce6">
            <text:p>3491203</text:p>
          </table:table-cell>
          <table:table-cell office:value-type="string" table:style-name="ce1">
            <text:p>&lt; - usado para perfreport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000000" table:style-name="ce7">
            <text:p>1000000</text:p>
          </table:table-cell>
          <table:table-cell office:value-type="float" office:value="1000" table:style-name="ce7">
            <text:p>1000</text:p>
          </table:table-cell>
          <table:table-cell office:value-type="float" office:value="128" table:style-name="ce8">
            <text:p>128</text:p>
          </table:table-cell>
          <table:table-cell office:value-type="float" office:value="276568" table:style-name="ce9">
            <text:p>276568</text:p>
          </table:table-cell>
          <table:table-cell office:value-type="float" office:value="430078866" table:style-name="ce9">
            <text:p>430078866</text:p>
          </table:table-cell>
          <table:table-cell office:value-type="float" office:value="314867992" table:style-name="ce9">
            <text:p>314867992</text:p>
          </table:table-cell>
          <table:table-cell office:value-type="string" table:style-name="ce7">
            <text:p>1.37</text:p>
          </table:table-cell>
          <table:table-cell office:value-type="float" office:value="3500370" table:style-name="ce9">
            <text:p>3500370</text:p>
          </table:table-cell>
          <table:table-cell office:value-type="float" office:value="5738474" table:style-name="ce9">
            <text:p>5738474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9" table:style-name="ce6"/>
          <table:table-cell table:number-columns-repeated="16374" table:style-name="ce1"/>
        </table:table-row>
        <table:table-row table:style-name="ro1">
          <table:table-cell/>
          <table:table-cell table:number-columns-repeated="8" table:style-name="ce6"/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6"/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3">
            <text:p>Threads</text:p>
          </table:table-cell>
          <table:table-cell office:value-type="string" table:style-name="ce3">
            <text:p>Compute-113-3 (16 PUs)</text:p>
          </table:table-cell>
          <table:table-cell office:value-type="string" table:style-name="ce3">
            <text:p>Compute-113-17 (24 PUs)</text:p>
          </table:table-cell>
          <table:table-cell office:value-type="string" table:style-name="ce3">
            <text:p>Compute-134-6 (32 PUs)</text:p>
          </table:table-cell>
          <table:table-cell office:value-type="string" table:style-name="ce3">
            <text:p>Compute-134-113 (48 PUs)</text:p>
          </table:table-cell>
          <table:table-cell office:value-type="string" table:style-name="ce3">
            <text:p>Compute-165-1 (64 PUs)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2" table:style-name="ce6">
            <text:p>2</text:p>
          </table:table-cell>
          <table:table-cell office:value-type="float" office:value="1975519" table:style-name="ce6">
            <text:p>1975519</text:p>
          </table:table-cell>
          <table:table-cell office:value-type="float" office:value="1857947" table:style-name="ce6">
            <text:p>1857947</text:p>
          </table:table-cell>
          <table:table-cell office:value-type="float" office:value="1527345" table:style-name="ce6">
            <text:p>1527345</text:p>
          </table:table-cell>
          <table:table-cell office:value-type="float" office:value="1585630" table:style-name="ce6">
            <text:p>1585630</text:p>
          </table:table-cell>
          <table:table-cell office:value-type="float" office:value="1170049" table:style-name="ce6">
            <text:p>1170049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222962" table:style-name="ce6">
            <text:p>1222962</text:p>
          </table:table-cell>
          <table:table-cell office:value-type="float" office:value="1140537" table:style-name="ce6">
            <text:p>1140537</text:p>
          </table:table-cell>
          <table:table-cell office:value-type="float" office:value="968615" table:style-name="ce6">
            <text:p>968615</text:p>
          </table:table-cell>
          <table:table-cell office:value-type="float" office:value="1050882" table:style-name="ce6">
            <text:p>1050882</text:p>
          </table:table-cell>
          <table:table-cell office:value-type="float" office:value="910171" table:style-name="ce6">
            <text:p>910171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858574" table:style-name="ce6">
            <text:p>858574</text:p>
          </table:table-cell>
          <table:table-cell office:value-type="float" office:value="785631" table:style-name="ce6">
            <text:p>785631</text:p>
          </table:table-cell>
          <table:table-cell office:value-type="float" office:value="681835" table:style-name="ce6">
            <text:p>681835</text:p>
          </table:table-cell>
          <table:table-cell office:value-type="float" office:value="747130" table:style-name="ce6">
            <text:p>747130</text:p>
          </table:table-cell>
          <table:table-cell office:value-type="float" office:value="625320" table:style-name="ce6">
            <text:p>62532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16" table:style-name="ce6">
            <text:p>16</text:p>
          </table:table-cell>
          <table:table-cell office:value-type="float" office:value="754345" table:style-name="ce6">
            <text:p>754345</text:p>
          </table:table-cell>
          <table:table-cell office:value-type="float" office:value="638353" table:style-name="ce6">
            <text:p>638353</text:p>
          </table:table-cell>
          <table:table-cell office:value-type="float" office:value="556859" table:style-name="ce6">
            <text:p>556859</text:p>
          </table:table-cell>
          <table:table-cell office:value-type="float" office:value="630979" table:style-name="ce6">
            <text:p>630979</text:p>
          </table:table-cell>
          <table:table-cell office:value-type="float" office:value="448425" table:style-name="ce6">
            <text:p>44842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32" table:style-name="ce6">
            <text:p>32</text:p>
          </table:table-cell>
          <table:table-cell office:value-type="float" office:value="755416" table:style-name="ce6">
            <text:p>755416</text:p>
          </table:table-cell>
          <table:table-cell office:value-type="float" office:value="610025" table:style-name="ce6">
            <text:p>610025</text:p>
          </table:table-cell>
          <table:table-cell office:value-type="float" office:value="524434" table:style-name="ce6">
            <text:p>524434</text:p>
          </table:table-cell>
          <table:table-cell office:value-type="float" office:value="550135" table:style-name="ce6">
            <text:p>550135</text:p>
          </table:table-cell>
          <table:table-cell office:value-type="float" office:value="363174" table:style-name="ce6">
            <text:p>363174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64" table:style-name="ce6">
            <text:p>64</text:p>
          </table:table-cell>
          <table:table-cell office:value-type="float" office:value="753317" table:style-name="ce6">
            <text:p>753317</text:p>
          </table:table-cell>
          <table:table-cell office:value-type="float" office:value="610638" table:style-name="ce6">
            <text:p>610638</text:p>
          </table:table-cell>
          <table:table-cell office:value-type="float" office:value="521876" table:style-name="ce6">
            <text:p>521876</text:p>
          </table:table-cell>
          <table:table-cell office:value-type="float" office:value="538544" table:style-name="ce6">
            <text:p>538544</text:p>
          </table:table-cell>
          <table:table-cell office:value-type="float" office:value="327263" table:style-name="ce6">
            <text:p>327263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float" office:value="128" table:style-name="ce6">
            <text:p>128</text:p>
          </table:table-cell>
          <table:table-cell office:value-type="float" office:value="756326" table:style-name="ce6">
            <text:p>756326</text:p>
          </table:table-cell>
          <table:table-cell office:value-type="float" office:value="598814" table:style-name="ce6">
            <text:p>598814</text:p>
          </table:table-cell>
          <table:table-cell office:value-type="float" office:value="527105" table:style-name="ce6">
            <text:p>527105</text:p>
          </table:table-cell>
          <table:table-cell office:value-type="float" office:value="533771" table:style-name="ce6">
            <text:p>533771</text:p>
          </table:table-cell>
          <table:table-cell office:value-type="float" office:value="328057" table:style-name="ce6">
            <text:p>328057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Gráfico 1" svg:x="1.22917in" svg:y="0.16667in" svg:width="10.64583in" svg:height="4.9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14" table:style-name="ro1">
          <table:table-cell table:number-columns-repeated="16384"/>
        </table:table-row>
      </table:table>
      <table:table table:name="Analysis" table:style-name="ta2">
        <table:table-column table:style-name="co8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10" table:number-rows-spanned="1" table:style-name="ce18">
            <text:p>INSERTION SORT VS MERGE SOR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AVG</text:p>
          </table:table-cell>
          <table:table-cell office:value-type="string" table:style-name="ce3">
            <text:p>Texec usecs</text:p>
          </table:table-cell>
          <table:table-cell office:value-type="string" table:style-name="ce3">
            <text:p>#CC</text:p>
          </table:table-cell>
          <table:table-cell office:value-type="string" table:style-name="ce3">
            <text:p>#I</text:p>
          </table:table-cell>
          <table:table-cell office:value-type="string" table:style-name="ce3">
            <text:p>L1</text:p>
          </table:table-cell>
          <table:table-cell office:value-type="string" table:style-name="ce3">
            <text:p>L2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00" table:formula="of:=[Data.C9]/[Data.D9]" table:style-name="ce1">
            <text:p>1000</text:p>
          </table:table-cell>
          <table:table-cell office:value-type="float" office:value="4.3059360730593603" table:formula="of:=[Data.E9]/[Data.E23]" table:style-name="ce1">
            <text:p>4,305936073</text:p>
          </table:table-cell>
          <table:table-cell office:value-type="float" office:value="5.0717691279231101" table:formula="of:=[Data.F9]/[Data.F23]" table:style-name="ce1">
            <text:p>5,071769128</text:p>
          </table:table-cell>
          <table:table-cell office:value-type="float" office:value="2.8532165055183385" table:formula="of:=[Data.G9]/[Data.G23]" table:style-name="ce1">
            <text:p>2,853216506</text:p>
          </table:table-cell>
          <table:table-cell office:value-type="float" office:value="8.5017049329393046" table:formula="of:=[Data.I9]/[Data.I23]" table:style-name="ce1">
            <text:p>8,501704933</text:p>
          </table:table-cell>
          <table:table-cell office:value-type="float" office:value="1.0949119752369898" table:formula="of:=[Data.J9]/[Data.J23]" table:style-name="ce1">
            <text:p>1,094911975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0" table:formula="of:=[Data.C10]/[Data.D10]" table:style-name="ce1">
            <text:p>100</text:p>
          </table:table-cell>
          <table:table-cell office:value-type="float" office:value="0.85018050541516244" table:formula="of:=[Data.E10]/[Data.E24]" table:style-name="ce1">
            <text:p>0,850180505</text:p>
          </table:table-cell>
          <table:table-cell office:value-type="float" office:value="0.8119909471910195" table:formula="of:=[Data.F10]/[Data.F24]" table:style-name="ce1">
            <text:p>0,811990947</text:p>
          </table:table-cell>
          <table:table-cell office:value-type="float" office:value="0.93877297812964677" table:formula="of:=[Data.G10]/[Data.G24]" table:style-name="ce1">
            <text:p>0,938772978</text:p>
          </table:table-cell>
          <table:table-cell office:value-type="float" office:value="0.99929631665750407" table:formula="of:=[Data.I10]/[Data.I24]" table:style-name="ce1">
            <text:p>0,999296317</text:p>
          </table:table-cell>
          <table:table-cell office:value-type="float" office:value="0.95042597437445497" table:formula="of:=[Data.J10]/[Data.J24]" table:style-name="ce1">
            <text:p>0,950425974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" table:formula="of:=[Data.C11]/[Data.D11]" table:style-name="ce1">
            <text:p>10</text:p>
          </table:table-cell>
          <table:table-cell office:value-type="float" office:value="0.58291457286432158" table:formula="of:=[Data.E11]/[Data.E25]" table:style-name="ce1">
            <text:p>0,582914573</text:p>
          </table:table-cell>
          <table:table-cell office:value-type="float" office:value="0.76154575018796933" table:formula="of:=[Data.F11]/[Data.F25]" table:style-name="ce1">
            <text:p>0,76154575</text:p>
          </table:table-cell>
          <table:table-cell office:value-type="float" office:value="0.79675409564670918" table:formula="of:=[Data.G11]/[Data.G25]" table:style-name="ce1">
            <text:p>0,796754096</text:p>
          </table:table-cell>
          <table:table-cell office:value-type="float" office:value="0.35101249461439032" table:formula="of:=[Data.I11]/[Data.I25]" table:style-name="ce1">
            <text:p>0,351012495</text:p>
          </table:table-cell>
          <table:table-cell office:value-type="float" office:value="2.8853698889151502" table:formula="of:=[Data.J11]/[Data.J25]" table:style-name="ce1">
            <text:p>2,885369889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" table:formula="of:=[Data.C12]/[Data.D12]" table:style-name="ce1">
            <text:p>1</text:p>
          </table:table-cell>
          <table:table-cell office:value-type="float" office:value="0.70524899057873491" table:formula="of:=[Data.E12]/[Data.E26]" table:style-name="ce1">
            <text:p>0,705248991</text:p>
          </table:table-cell>
          <table:table-cell office:value-type="float" office:value="0.9484130153059438" table:formula="of:=[Data.F12]/[Data.F26]" table:style-name="ce1">
            <text:p>0,948413015</text:p>
          </table:table-cell>
          <table:table-cell office:value-type="float" office:value="0.92691301274310534" table:formula="of:=[Data.G12]/[Data.G26]" table:style-name="ce1">
            <text:p>0,926913013</text:p>
          </table:table-cell>
          <table:table-cell office:value-type="float" office:value="0.32086244229276462" table:formula="of:=[Data.I12]/[Data.I26]" table:style-name="ce1">
            <text:p>0,320862442</text:p>
          </table:table-cell>
          <table:table-cell office:value-type="float" office:value="2.9314446563152639" table:formula="of:=[Data.J12]/[Data.J26]" table:style-name="ce1">
            <text:p>2,93144465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00" table:formula="of:=[Data.C13]/[Data.D13]" table:style-name="ce1">
            <text:p>1000</text:p>
          </table:table-cell>
          <table:table-cell office:value-type="float" office:value="6.20893270294739" table:formula="of:=[Data.E13]/[Data.E27]" table:style-name="ce1">
            <text:p>6,208932703</text:p>
          </table:table-cell>
          <table:table-cell office:value-type="float" office:value="8.329544220018537" table:formula="of:=[Data.F13]/[Data.F27]" table:style-name="ce1">
            <text:p>8,32954422</text:p>
          </table:table-cell>
          <table:table-cell office:value-type="float" office:value="3.0630932877218751" table:formula="of:=[Data.G13]/[Data.G27]" table:style-name="ce1">
            <text:p>3,063093288</text:p>
          </table:table-cell>
          <table:table-cell office:value-type="float" office:value="0.33084792885682829" table:formula="of:=[Data.I13]/[Data.I27]" table:style-name="ce1">
            <text:p>0,330847929</text:p>
          </table:table-cell>
          <table:table-cell office:value-type="float" office:value="26.012052525448635" table:formula="of:=[Data.J13]/[Data.J27]" table:style-name="ce1">
            <text:p>26,01205253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0" table:formula="of:=[Data.C14]/[Data.D14]" table:style-name="ce1">
            <text:p>100</text:p>
          </table:table-cell>
          <table:table-cell office:value-type="float" office:value="0.94313482216708022" table:formula="of:=[Data.E14]/[Data.E28]" table:style-name="ce1">
            <text:p>0,943134822</text:p>
          </table:table-cell>
          <table:table-cell office:value-type="float" office:value="0.93149762156857596" table:formula="of:=[Data.F14]/[Data.F28]" table:style-name="ce1">
            <text:p>0,931497622</text:p>
          </table:table-cell>
          <table:table-cell office:value-type="float" office:value="0.93867005207798015" table:formula="of:=[Data.G14]/[Data.G28]" table:style-name="ce1">
            <text:p>0,938670052</text:p>
          </table:table-cell>
          <table:table-cell office:value-type="float" office:value="1.0021972543017486" table:formula="of:=[Data.I14]/[Data.I28]" table:style-name="ce1">
            <text:p>1,002197254</text:p>
          </table:table-cell>
          <table:table-cell office:value-type="float" office:value="1.0101978308003976" table:formula="of:=[Data.J14]/[Data.J28]" table:style-name="ce1">
            <text:p>1,01019783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" table:formula="of:=[Data.C15]/[Data.D15]" table:style-name="ce1">
            <text:p>10</text:p>
          </table:table-cell>
          <table:table-cell office:value-type="float" office:value="0.87095493349215802" table:formula="of:=[Data.E15]/[Data.E29]" table:style-name="ce1">
            <text:p>0,870954933</text:p>
          </table:table-cell>
          <table:table-cell office:value-type="float" office:value="0.85953191363088777" table:formula="of:=[Data.F15]/[Data.F29]" table:style-name="ce1">
            <text:p>0,859531914</text:p>
          </table:table-cell>
          <table:table-cell office:value-type="float" office:value="0.81518028490042116" table:formula="of:=[Data.G15]/[Data.G29]" table:style-name="ce1">
            <text:p>0,815180285</text:p>
          </table:table-cell>
          <table:table-cell office:value-type="float" office:value="0.80357954560558009" table:formula="of:=[Data.I15]/[Data.I29]" table:style-name="ce1">
            <text:p>0,803579546</text:p>
          </table:table-cell>
          <table:table-cell office:value-type="float" office:value="1.3646807256419295" table:formula="of:=[Data.J15]/[Data.J29]" table:style-name="ce1">
            <text:p>1,36468072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" table:formula="of:=[Data.C16]/[Data.D16]" table:style-name="ce1">
            <text:p>1</text:p>
          </table:table-cell>
          <table:table-cell office:value-type="float" office:value="0.96393218796222546" table:formula="of:=[Data.E16]/[Data.E30]" table:style-name="ce1">
            <text:p>0,963932188</text:p>
          </table:table-cell>
          <table:table-cell office:value-type="float" office:value="0.9651018725020738" table:formula="of:=[Data.F16]/[Data.F30]" table:style-name="ce1">
            <text:p>0,965101873</text:p>
          </table:table-cell>
          <table:table-cell office:value-type="float" office:value="0.92675893270840115" table:formula="of:=[Data.G16]/[Data.G30]" table:style-name="ce1">
            <text:p>0,926758933</text:p>
          </table:table-cell>
          <table:table-cell office:value-type="float" office:value="0.80524858335905036" table:formula="of:=[Data.I16]/[Data.I30]" table:style-name="ce1">
            <text:p>0,805248583</text:p>
          </table:table-cell>
          <table:table-cell office:value-type="float" office:value="1.1732840292585496" table:formula="of:=[Data.J16]/[Data.J30]" table:style-name="ce1">
            <text:p>1,173284029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00" table:formula="of:=[Data.C17]/[Data.D17]" table:style-name="ce1">
            <text:p>1000</text:p>
          </table:table-cell>
          <table:table-cell office:value-type="float" office:value="5.9244889725658956" table:formula="of:=[Data.E17]/[Data.E31]" table:style-name="ce1">
            <text:p>5,924488973</text:p>
          </table:table-cell>
          <table:table-cell office:value-type="float" office:value="7.0939487929608331" table:formula="of:=[Data.F17]/[Data.F31]" table:style-name="ce1">
            <text:p>7,093948793</text:p>
          </table:table-cell>
          <table:table-cell office:value-type="float" office:value="2.8632972569266779" table:formula="of:=[Data.G17]/[Data.G31]" table:style-name="ce1">
            <text:p>2,863297257</text:p>
          </table:table-cell>
          <table:table-cell office:value-type="float" office:value="12.607732992503832" table:formula="of:=[Data.I17]/[Data.I31]" table:style-name="ce1">
            <text:p>12,60773299</text:p>
          </table:table-cell>
          <table:table-cell office:value-type="float" office:value="0.91086514579187272" table:formula="of:=[Data.J17]/[Data.J31]" table:style-name="ce1">
            <text:p>0,91086514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0" table:formula="of:=[Data.C18]/[Data.D18]" table:style-name="ce1">
            <text:p>100</text:p>
          </table:table-cell>
          <table:table-cell office:value-type="float" office:value="0.93119819348442712" table:formula="of:=[Data.E18]/[Data.E32]" table:style-name="ce1">
            <text:p>0,931198193</text:p>
          </table:table-cell>
          <table:table-cell office:value-type="float" office:value="0.95979480901898118" table:formula="of:=[Data.F18]/[Data.F32]" table:style-name="ce1">
            <text:p>0,959794809</text:p>
          </table:table-cell>
          <table:table-cell office:value-type="float" office:value="0.94255887316295417" table:formula="of:=[Data.G18]/[Data.G32]" table:style-name="ce1">
            <text:p>0,942558873</text:p>
          </table:table-cell>
          <table:table-cell office:value-type="float" office:value="1.0026009786733314" table:formula="of:=[Data.I18]/[Data.I32]" table:style-name="ce1">
            <text:p>1,002600979</text:p>
          </table:table-cell>
          <table:table-cell office:value-type="float" office:value="1.0135558774442168" table:formula="of:=[Data.J18]/[Data.J32]" table:style-name="ce1">
            <text:p>1,013555877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0" table:formula="of:=[Data.C19]/[Data.D19]" table:style-name="ce1">
            <text:p>10</text:p>
          </table:table-cell>
          <table:table-cell office:value-type="float" office:value="0.94468312411766953" table:formula="of:=[Data.E19]/[Data.E33]" table:style-name="ce1">
            <text:p>0,944683124</text:p>
          </table:table-cell>
          <table:table-cell office:value-type="float" office:value="0.88209611903033269" table:formula="of:=[Data.F19]/[Data.F33]" table:style-name="ce1">
            <text:p>0,882096119</text:p>
          </table:table-cell>
          <table:table-cell office:value-type="float" office:value="0.81503075183536611" table:formula="of:=[Data.G19]/[Data.G33]" table:style-name="ce1">
            <text:p>0,815030752</text:p>
          </table:table-cell>
          <table:table-cell office:value-type="float" office:value="0.78156927559010136" table:formula="of:=[Data.I19]/[Data.I33]" table:style-name="ce1">
            <text:p>0,781569276</text:p>
          </table:table-cell>
          <table:table-cell office:value-type="float" office:value="1.3999592809621415" table:formula="of:=[Data.J19]/[Data.J33]" table:style-name="ce1">
            <text:p>1,399959281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1" table:formula="of:=[Data.C20]/[Data.D20]" table:style-name="ce1">
            <text:p>1</text:p>
          </table:table-cell>
          <table:table-cell office:value-type="float" office:value="0.90452693150001384" table:formula="of:=[Data.E20]/[Data.E34]" table:style-name="ce1">
            <text:p>0,904526932</text:p>
          </table:table-cell>
          <table:table-cell office:value-type="float" office:value="0.98597265323601335" table:formula="of:=[Data.F20]/[Data.F34]" table:style-name="ce1">
            <text:p>0,985972653</text:p>
          </table:table-cell>
          <table:table-cell office:value-type="float" office:value="0.92655973776384759" table:formula="of:=[Data.G20]/[Data.G34]" table:style-name="ce1">
            <text:p>0,926559738</text:p>
          </table:table-cell>
          <table:table-cell office:value-type="float" office:value="0.75110392407896986" table:formula="of:=[Data.I20]/[Data.I34]" table:style-name="ce1">
            <text:p>0,751103924</text:p>
          </table:table-cell>
          <table:table-cell office:value-type="float" office:value="1.2823121539415521" table:formula="of:=[Data.J20]/[Data.J34]" table:style-name="ce1">
            <text:p>1,282312154</text:p>
          </table:table-cell>
          <table:table-cell table:number-columns-repeated="16377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float" office:value="1000" table:formula="of:=AVERAGE([.B5];[.B9];[.B13])" table:style-name="ce1">
            <text:p>1000</text:p>
          </table:table-cell>
          <table:table-cell office:value-type="percentage" office:value="4.479785916190882" table:formula="of:=AVERAGE([.C5];[.C9];[.C13])-1" table:style-name="ce13">
            <text:p>447,98%</text:p>
          </table:table-cell>
          <table:table-cell office:value-type="percentage" office:value="5.8317540469674931" table:formula="of:=AVERAGE([.D5];[.D9];[.D13])-1" table:style-name="ce13">
            <text:p>583,18%</text:p>
          </table:table-cell>
          <table:table-cell office:value-type="percentage" office:value="1.926535683388964" table:formula="of:=AVERAGE([.E5];[.E9];[.E13])-1" table:style-name="ce13">
            <text:p>192,65%</text:p>
          </table:table-cell>
          <table:table-cell office:value-type="percentage" office:value="6.146761951433322" table:formula="of:=AVERAGE([.F5];[.F9];[.F13])-1" table:style-name="ce13">
            <text:p>614,68%</text:p>
          </table:table-cell>
          <table:table-cell office:value-type="percentage" office:value="8.3392765488258327" table:formula="of:=AVERAGE([.G5];[.G9];[.G13])-1" table:style-name="ce13">
            <text:p>833,93%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0" table:formula="of:=AVERAGE([.B6];[.B10];[.B14])" table:style-name="ce1">
            <text:p>100</text:p>
          </table:table-cell>
          <table:table-cell office:value-type="percentage" office:value="-9.1828826311110112E-2" table:formula="of:=AVERAGE([.C6];[.C10];[.C14])-1" table:style-name="ce13">
            <text:p>-9,18%</text:p>
          </table:table-cell>
          <table:table-cell office:value-type="percentage" office:value="-9.8905540740474418E-2" table:formula="of:=AVERAGE([.D6];[.D10];[.D14])-1" table:style-name="ce13">
            <text:p>-9,89%</text:p>
          </table:table-cell>
          <table:table-cell office:value-type="percentage" office:value="-5.999936554313956E-2" table:formula="of:=AVERAGE([.E6];[.E10];[.E14])-1" table:style-name="ce13">
            <text:p>-6,00%</text:p>
          </table:table-cell>
          <table:table-cell office:value-type="percentage" office:value="1.3648498775280515E-3" table:formula="of:=AVERAGE([.F6];[.F10];[.F14])-1" table:style-name="ce13">
            <text:p>0,14%</text:p>
          </table:table-cell>
          <table:table-cell office:value-type="percentage" office:value="-8.6067724603102747E-3" table:formula="of:=AVERAGE([.G6];[.G10];[.G14])-1" table:style-name="ce13">
            <text:p>-0,86%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formula="of:=AVERAGE([.B7];[.B11];[.B15])" table:style-name="ce1">
            <text:p>10</text:p>
          </table:table-cell>
          <table:table-cell office:value-type="percentage" office:value="-0.20048245650861707" table:formula="of:=AVERAGE([.C7];[.C11];[.C15])-1" table:style-name="ce13">
            <text:p>-20,05%</text:p>
          </table:table-cell>
          <table:table-cell office:value-type="percentage" office:value="-0.16560873905027007" table:formula="of:=AVERAGE([.D7];[.D11];[.D15])-1" table:style-name="ce13">
            <text:p>-16,56%</text:p>
          </table:table-cell>
          <table:table-cell office:value-type="percentage" office:value="-0.19101162253916781" table:formula="of:=AVERAGE([.E7];[.E11];[.E15])-1" table:style-name="ce13">
            <text:p>-19,10%</text:p>
          </table:table-cell>
          <table:table-cell office:value-type="percentage" office:value="-0.35461289472997604" table:formula="of:=AVERAGE([.F7];[.F11];[.F15])-1" table:style-name="ce13">
            <text:p>-35,46%</text:p>
          </table:table-cell>
          <table:table-cell office:value-type="percentage" office:value="0.88333663183974043" table:formula="of:=AVERAGE([.G7];[.G11];[.G15])-1" table:style-name="ce13">
            <text:p>88,33%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formula="of:=AVERAGE([.B8];[.B12];[.B16])" table:style-name="ce1">
            <text:p>1</text:p>
          </table:table-cell>
          <table:table-cell office:value-type="percentage" office:value="-0.14209729665300863" table:formula="of:=AVERAGE([.C8];[.C12];[.C16])-1" table:style-name="ce13">
            <text:p>-14,21%</text:p>
          </table:table-cell>
          <table:table-cell office:value-type="percentage" office:value="-3.3504152985323166E-2" table:formula="of:=AVERAGE([.D8];[.D12];[.D16])-1" table:style-name="ce13">
            <text:p>-3,35%</text:p>
          </table:table-cell>
          <table:table-cell office:value-type="percentage" office:value="-7.3256105594881937E-2" table:formula="of:=AVERAGE([.E8];[.E12];[.E16])-1" table:style-name="ce13">
            <text:p>-7,33%</text:p>
          </table:table-cell>
          <table:table-cell office:value-type="percentage" office:value="-0.37426168342307176" table:formula="of:=AVERAGE([.F8];[.F12];[.F16])-1" table:style-name="ce13">
            <text:p>-37,43%</text:p>
          </table:table-cell>
          <table:table-cell office:value-type="percentage" office:value="0.79568027983845524" table:formula="of:=AVERAGE([.G8];[.G12];[.G16])-1" table:style-name="ce13">
            <text:p>79,57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percentage" office:value="5.0268470341898519E-2" table:formula="of:=[.C23]-[.C$25]" table:style-name="ce13">
            <text:p>5,03%</text:p>
          </table:table-cell>
          <table:table-cell office:value-type="percentage" office:value="-6.5401387755151252E-2" table:formula="of:=[.D23]-[.D$25]" table:style-name="ce13">
            <text:p>-6,54%</text:p>
          </table:table-cell>
          <table:table-cell office:value-type="percentage" office:value="1.3256740051742377E-2" table:formula="of:=[.E23]-[.E$25]" table:style-name="ce13">
            <text:p>1,33%</text:p>
          </table:table-cell>
          <table:table-cell office:value-type="percentage" office:value="0.37562653330059981" table:formula="of:=[.F23]-[.F$25]" table:style-name="ce13">
            <text:p>37,56%</text:p>
          </table:table-cell>
          <table:table-cell office:value-type="percentage" office:value="-8.6067724603102747E-3" table:formula="of:=[.$G$23]" table:style-name="ce13">
            <text:p>-0,86%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percentage" office:value="-5.8385159855608437E-2" table:formula="of:=[.C24]-[.C$25]" table:style-name="ce13">
            <text:p>-5,84%</text:p>
          </table:table-cell>
          <table:table-cell office:value-type="percentage" office:value="-0.13210458606494691" table:formula="of:=[.D24]-[.D$25]" table:style-name="ce13">
            <text:p>-13,21%</text:p>
          </table:table-cell>
          <table:table-cell office:value-type="percentage" office:value="-0.11775551694428588" table:formula="of:=[.E24]-[.E$25]" table:style-name="ce13">
            <text:p>-11,78%</text:p>
          </table:table-cell>
          <table:table-cell office:value-type="percentage" office:value="1.964878869309572E-2" table:formula="of:=[.F24]-[.F$25]" table:style-name="ce13">
            <text:p>1,96%</text:p>
          </table:table-cell>
          <table:table-cell office:value-type="percentage" office:value="8.7656352001285187E-2" table:formula="of:=[.G24]-[.G$25]" table:style-name="ce13">
            <text:p>8,77%</text:p>
          </table:table-cell>
          <table:table-cell table:number-columns-repeated="16377" table:style-name="ce1"/>
        </table:table-row>
        <table:table-row table:number-rows-repeated="2" table:style-name="ro1">
          <table:table-cell/>
          <table:table-cell table:number-columns-repeated="5" table:style-name="ce13"/>
          <table:table-cell table:number-columns-repeated="16378" table:style-name="ce1"/>
        </table:table-row>
        <table:table-row table:style-name="ro1">
          <table:table-cell/>
          <table:table-cell table:number-columns-repeated="5" table:style-name="ce13"/>
          <table:table-cell table:style-name="ce1"/>
          <table:table-cell table:style-name="ce13"/>
          <table:table-cell table:number-columns-repeated="16376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18">
            <text:p>Sequencial VS Paralela (Listas Merge Sort)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9" table:style-name="ce1"/>
          <table:table-cell table:style-name="ce1">
            <draw:frame draw:z-index="2" draw:id="id2" draw:style-name="a2" draw:name="Gráfico 10" svg:x="0.1126in" svg:y="0.17598in" svg:width="5.3626in" svg:height="3.462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" draw:id="id1" draw:style-name="a1" draw:name="Gráfico 8" svg:x="0.81654in" svg:y="0.15906in" svg:width="5.7in" svg:height="3.4960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number-columns-repeated="4" table:style-name="ce1"/>
          <table:table-cell office:value-type="string" table:number-columns-spanned="5" table:number-rows-spanned="1" table:style-name="ce19">
            <text:p>Ganhos Gerais (Sequencial/Parallel)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#Th</text:p>
          </table:table-cell>
          <table:table-cell office:value-type="string" table:style-name="ce15">
            <text:p>Time</text:p>
          </table:table-cell>
          <table:table-cell office:value-type="string" table:style-name="ce15">
            <text:p>#CC</text:p>
          </table:table-cell>
          <table:table-cell office:value-type="string" table:style-name="ce15">
            <text:p>#I</text:p>
          </table:table-cell>
          <table:table-cell office:value-type="string" table:style-name="ce15">
            <text:p>L1_CACHE</text:p>
          </table:table-cell>
          <table:table-cell office:value-type="string" table:style-name="ce15">
            <text:p>L2_CACHE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B40]" table:style-name="ce1">
            <text:p>1000000</text:p>
          </table:table-cell>
          <table:table-cell office:value-type="float" office:value="1000" table:formula="of:=[Data.C40]" table:style-name="ce1">
            <text:p>1000</text:p>
          </table:table-cell>
          <table:table-cell office:value-type="float" office:value="2" table:formula="of:=[Data.D40]" table:style-name="ce1">
            <text:p>2</text:p>
          </table:table-cell>
          <table:table-cell office:value-type="percentage" office:value="5.9803514446824324E-3" table:formula="of:=[Data.E$25]/[Data.E40]" table:style-name="ce16">
            <text:p>0,60%</text:p>
          </table:table-cell>
          <table:table-cell office:value-type="percentage" office:value="3.1895593576967566E-3" table:formula="of:=[Data.F$25]/[Data.F40]" table:style-name="ce16">
            <text:p>0,32%</text:p>
          </table:table-cell>
          <table:table-cell office:value-type="percentage" office:value="8.318774423088978E-3" table:formula="of:=[Data.G$25]/[Data.G40]" table:style-name="ce16">
            <text:p>0,83%</text:p>
          </table:table-cell>
          <table:table-cell office:value-type="percentage" office:value="3.9763846268961386E-3" table:formula="of:=[Data.I$25]/[Data.I40]" table:style-name="ce16">
            <text:p>0,40%</text:p>
          </table:table-cell>
          <table:table-cell office:value-type="percentage" office:value="3.694054414617664E-3" table:formula="of:=[Data.J$25]/[Data.J40]" table:style-name="ce16">
            <text:p>0,37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B41]" table:style-name="ce1">
            <text:p>1000000</text:p>
          </table:table-cell>
          <table:table-cell office:value-type="float" office:value="1000" table:formula="of:=[Data.C41]" table:style-name="ce1">
            <text:p>1000</text:p>
          </table:table-cell>
          <table:table-cell office:value-type="float" office:value="4" table:formula="of:=[Data.D41]" table:style-name="ce1">
            <text:p>4</text:p>
          </table:table-cell>
          <table:table-cell office:value-type="percentage" office:value="7.0439077759721974E-3" table:formula="of:=[Data.E$25]/[Data.E41]" table:style-name="ce16">
            <text:p>0,70%</text:p>
          </table:table-cell>
          <table:table-cell office:value-type="percentage" office:value="3.9437541846049249E-3" table:formula="of:=[Data.F$25]/[Data.F41]" table:style-name="ce16">
            <text:p>0,39%</text:p>
          </table:table-cell>
          <table:table-cell office:value-type="percentage" office:value="9.6895695896422503E-3" table:formula="of:=[Data.G$25]/[Data.G41]" table:style-name="ce16">
            <text:p>0,97%</text:p>
          </table:table-cell>
          <table:table-cell office:value-type="percentage" office:value="5.4295833221727832E-3" table:formula="of:=[Data.I$25]/[Data.I41]" table:style-name="ce16">
            <text:p>0,54%</text:p>
          </table:table-cell>
          <table:table-cell office:value-type="percentage" office:value="4.2327449491052684E-3" table:formula="of:=[Data.J$25]/[Data.J41]" table:style-name="ce16">
            <text:p>0,42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B42]" table:style-name="ce1">
            <text:p>1000000</text:p>
          </table:table-cell>
          <table:table-cell office:value-type="float" office:value="1000" table:formula="of:=[Data.C42]" table:style-name="ce1">
            <text:p>1000</text:p>
          </table:table-cell>
          <table:table-cell office:value-type="float" office:value="8" table:formula="of:=[Data.D42]" table:style-name="ce1">
            <text:p>8</text:p>
          </table:table-cell>
          <table:table-cell office:value-type="percentage" office:value="7.8802802197406596E-3" table:formula="of:=[Data.E$25]/[Data.E42]" table:style-name="ce16">
            <text:p>0,79%</text:p>
          </table:table-cell>
          <table:table-cell office:value-type="percentage" office:value="4.4183519115602882E-3" table:formula="of:=[Data.F$25]/[Data.F42]" table:style-name="ce16">
            <text:p>0,44%</text:p>
          </table:table-cell>
          <table:table-cell office:value-type="percentage" office:value="1.055280110538798E-2" table:formula="of:=[Data.G$25]/[Data.G42]" table:style-name="ce16">
            <text:p>1,06%</text:p>
          </table:table-cell>
          <table:table-cell office:value-type="percentage" office:value="6.6891723741503983E-3" table:formula="of:=[Data.I$25]/[Data.I42]" table:style-name="ce16">
            <text:p>0,67%</text:p>
          </table:table-cell>
          <table:table-cell office:value-type="percentage" office:value="4.5744954310456441E-3" table:formula="of:=[Data.J$25]/[Data.J42]" table:style-name="ce16">
            <text:p>0,46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B43]" table:style-name="ce1">
            <text:p>1000000</text:p>
          </table:table-cell>
          <table:table-cell office:value-type="float" office:value="1000" table:formula="of:=[Data.C43]" table:style-name="ce1">
            <text:p>1000</text:p>
          </table:table-cell>
          <table:table-cell office:value-type="float" office:value="16" table:formula="of:=[Data.D43]" table:style-name="ce1">
            <text:p>16</text:p>
          </table:table-cell>
          <table:table-cell office:value-type="percentage" office:value="8.2401035941758391E-3" table:formula="of:=[Data.E$25]/[Data.E43]" table:style-name="ce16">
            <text:p>0,82%</text:p>
          </table:table-cell>
          <table:table-cell office:value-type="percentage" office:value="4.7066495501886657E-3" table:formula="of:=[Data.F$25]/[Data.F43]" table:style-name="ce16">
            <text:p>0,47%</text:p>
          </table:table-cell>
          <table:table-cell office:value-type="percentage" office:value="1.1020623621994595E-2" table:formula="of:=[Data.G$25]/[Data.G43]" table:style-name="ce16">
            <text:p>1,10%</text:p>
          </table:table-cell>
          <table:table-cell office:value-type="percentage" office:value="7.5696610204040032E-3" table:formula="of:=[Data.I$25]/[Data.I43]" table:style-name="ce16">
            <text:p>0,76%</text:p>
          </table:table-cell>
          <table:table-cell office:value-type="percentage" office:value="4.7438173265937711E-3" table:formula="of:=[Data.J$25]/[Data.J43]" table:style-name="ce16">
            <text:p>0,47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B44]" table:style-name="ce1">
            <text:p>1000000</text:p>
          </table:table-cell>
          <table:table-cell office:value-type="float" office:value="1000" table:formula="of:=[Data.C44]" table:style-name="ce1">
            <text:p>1000</text:p>
          </table:table-cell>
          <table:table-cell office:value-type="float" office:value="32" table:formula="of:=[Data.D44]" table:style-name="ce1">
            <text:p>32</text:p>
          </table:table-cell>
          <table:table-cell office:value-type="percentage" office:value="8.4234632564678148E-3" table:formula="of:=[Data.E$26]/[Data.E44]" table:style-name="ce16">
            <text:p>0,84%</text:p>
          </table:table-cell>
          <table:table-cell office:value-type="percentage" office:value="5.2272624724270418E-3" table:formula="of:=[Data.F$26]/[Data.F44]" table:style-name="ce16">
            <text:p>0,52%</text:p>
          </table:table-cell>
          <table:table-cell office:value-type="percentage" office:value="1.1091901422854811E-2" table:formula="of:=[Data.G$26]/[Data.G44]" table:style-name="ce16">
            <text:p>1,11%</text:p>
          </table:table-cell>
          <table:table-cell office:value-type="percentage" office:value="1.6765516339135086E-2" table:formula="of:=[Data.I$26]/[Data.I44]" table:style-name="ce16">
            <text:p>1,68%</text:p>
          </table:table-cell>
          <table:table-cell office:value-type="percentage" office:value="9.3623199987078239E-3" table:formula="of:=[Data.J$26]/[Data.J44]" table:style-name="ce16">
            <text:p>0,94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B45]" table:style-name="ce1">
            <text:p>1000000</text:p>
          </table:table-cell>
          <table:table-cell office:value-type="float" office:value="1000" table:formula="of:=[Data.C45]" table:style-name="ce1">
            <text:p>1000</text:p>
          </table:table-cell>
          <table:table-cell office:value-type="float" office:value="64" table:formula="of:=[Data.D45]" table:style-name="ce1">
            <text:p>64</text:p>
          </table:table-cell>
          <table:table-cell office:value-type="percentage" office:value="8.3807389638564187E-3" table:formula="of:=[Data.E$26]/[Data.E45]" table:style-name="ce16">
            <text:p>0,84%</text:p>
          </table:table-cell>
          <table:table-cell office:value-type="percentage" office:value="5.1839616705162241E-3" table:formula="of:=[Data.F$26]/[Data.F45]" table:style-name="ce16">
            <text:p>0,52%</text:p>
          </table:table-cell>
          <table:table-cell office:value-type="percentage" office:value="1.1233324221182638E-2" table:formula="of:=[Data.G$26]/[Data.G45]" table:style-name="ce16">
            <text:p>1,12%</text:p>
          </table:table-cell>
          <table:table-cell office:value-type="percentage" office:value="1.6926250452078941E-2" table:formula="of:=[Data.I$26]/[Data.I45]" table:style-name="ce16">
            <text:p>1,69%</text:p>
          </table:table-cell>
          <table:table-cell office:value-type="percentage" office:value="9.4635001172948124E-3" table:formula="of:=[Data.J$26]/[Data.J45]" table:style-name="ce16">
            <text:p>0,95%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5" table:number-rows-spanned="1" table:style-name="ce19">
            <text:p>Ganhos por cada PU (Sequencial/ #thr * Parallel) (Não se é assim que se faz)</text:p>
          </table:table-cell>
          <table:covered-table-cell table:number-columns-repeated="4"/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#Th</text:p>
          </table:table-cell>
          <table:table-cell office:value-type="string" table:style-name="ce15">
            <text:p>Time</text:p>
          </table:table-cell>
          <table:table-cell office:value-type="string" table:style-name="ce15">
            <text:p>#CC</text:p>
          </table:table-cell>
          <table:table-cell office:value-type="string" table:style-name="ce15">
            <text:p>#I</text:p>
          </table:table-cell>
          <table:table-cell office:value-type="string" table:style-name="ce15">
            <text:p>L1_CACHE</text:p>
          </table:table-cell>
          <table:table-cell office:value-type="string" table:style-name="ce15">
            <text:p>L2_CACHE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2" table:formula="of:=[.D40]" table:style-name="ce1">
            <text:p>2</text:p>
          </table:table-cell>
          <table:table-cell office:value-type="percentage" office:value="2.9901757223412162E-3" table:formula="of:=[Data.E$25]/([.$D49]*[Data.E40])" table:style-name="ce16">
            <text:p>0,30%</text:p>
          </table:table-cell>
          <table:table-cell office:value-type="percentage" office:value="1.5947796788483783E-3" table:formula="of:=[Data.F$25]/([.$D49]*[Data.F40])" table:style-name="ce16">
            <text:p>0,16%</text:p>
          </table:table-cell>
          <table:table-cell office:value-type="percentage" office:value="4.159387211544489E-3" table:formula="of:=[Data.G$25]/([.$D49]*[Data.G40])" table:style-name="ce16">
            <text:p>0,42%</text:p>
          </table:table-cell>
          <table:table-cell office:value-type="percentage" office:value="1.9881923134480693E-3" table:formula="of:=[Data.I$25]/([.$D49]*[Data.I40])" table:style-name="ce16">
            <text:p>0,20%</text:p>
          </table:table-cell>
          <table:table-cell office:value-type="percentage" office:value="1.847027207308832E-3" table:formula="of:=[Data.J$25]/([.$D49]*[Data.J40])" table:style-name="ce16">
            <text:p>0,18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4" table:formula="of:=[.D41]" table:style-name="ce1">
            <text:p>4</text:p>
          </table:table-cell>
          <table:table-cell office:value-type="percentage" office:value="1.7609769439930493E-3" table:formula="of:=[Data.E$25]/([.$D50]*[Data.E41])" table:style-name="ce16">
            <text:p>0,18%</text:p>
          </table:table-cell>
          <table:table-cell office:value-type="percentage" office:value="9.8593854615123123E-4" table:formula="of:=[Data.F$25]/([.$D50]*[Data.F41])" table:style-name="ce16">
            <text:p>0,10%</text:p>
          </table:table-cell>
          <table:table-cell office:value-type="percentage" office:value="2.4223923974105626E-3" table:formula="of:=[Data.G$25]/([.$D50]*[Data.G41])" table:style-name="ce16">
            <text:p>0,24%</text:p>
          </table:table-cell>
          <table:table-cell office:value-type="percentage" office:value="1.3573958305431958E-3" table:formula="of:=[Data.I$25]/([.$D50]*[Data.I41])" table:style-name="ce16">
            <text:p>0,14%</text:p>
          </table:table-cell>
          <table:table-cell office:value-type="percentage" office:value="1.0581862372763171E-3" table:formula="of:=[Data.J$25]/([.$D50]*[Data.J41])" table:style-name="ce16">
            <text:p>0,11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8" table:formula="of:=[.D42]" table:style-name="ce1">
            <text:p>8</text:p>
          </table:table-cell>
          <table:table-cell office:value-type="percentage" office:value="9.8503502746758245E-4" table:formula="of:=[Data.E$25]/([.$D51]*[Data.E42])" table:style-name="ce16">
            <text:p>0,10%</text:p>
          </table:table-cell>
          <table:table-cell office:value-type="percentage" office:value="5.5229398894503603E-4" table:formula="of:=[Data.F$25]/([.$D51]*[Data.F42])" table:style-name="ce16">
            <text:p>0,06%</text:p>
          </table:table-cell>
          <table:table-cell office:value-type="percentage" office:value="1.3191001381734975E-3" table:formula="of:=[Data.G$25]/([.$D51]*[Data.G42])" table:style-name="ce16">
            <text:p>0,13%</text:p>
          </table:table-cell>
          <table:table-cell office:value-type="percentage" office:value="8.3614654676879979E-4" table:formula="of:=[Data.I$25]/([.$D51]*[Data.I42])" table:style-name="ce16">
            <text:p>0,08%</text:p>
          </table:table-cell>
          <table:table-cell office:value-type="percentage" office:value="5.7181192888070551E-4" table:formula="of:=[Data.J$25]/([.$D51]*[Data.J42])" table:style-name="ce16">
            <text:p>0,06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6" table:formula="of:=[.D43]" table:style-name="ce1">
            <text:p>16</text:p>
          </table:table-cell>
          <table:table-cell office:value-type="percentage" office:value="5.1500647463598994E-4" table:formula="of:=[Data.E$25]/([.$D52]*[Data.E43])" table:style-name="ce16">
            <text:p>0,05%</text:p>
          </table:table-cell>
          <table:table-cell office:value-type="percentage" office:value="2.9416559688679161E-4" table:formula="of:=[Data.F$25]/([.$D52]*[Data.F43])" table:style-name="ce16">
            <text:p>0,03%</text:p>
          </table:table-cell>
          <table:table-cell office:value-type="percentage" office:value="6.8878897637466218E-4" table:formula="of:=[Data.G$25]/([.$D52]*[Data.G43])" table:style-name="ce16">
            <text:p>0,07%</text:p>
          </table:table-cell>
          <table:table-cell office:value-type="percentage" office:value="4.731038137752502E-4" table:formula="of:=[Data.I$25]/([.$D52]*[Data.I43])" table:style-name="ce16">
            <text:p>0,05%</text:p>
          </table:table-cell>
          <table:table-cell office:value-type="percentage" office:value="2.964885829121107E-4" table:formula="of:=[Data.J$25]/([.$D52]*[Data.J43])" table:style-name="ce16">
            <text:p>0,03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32" table:formula="of:=[.D44]" table:style-name="ce1">
            <text:p>32</text:p>
          </table:table-cell>
          <table:table-cell office:value-type="percentage" office:value="2.585094362439441E-4" table:formula="of:=[Data.E$25]/([.$D53]*[Data.E44])" table:style-name="ce16">
            <text:p>0,03%</text:p>
          </table:table-cell>
          <table:table-cell office:value-type="percentage" office:value="1.5089638735854926E-4" table:formula="of:=[Data.F$25]/([.$D53]*[Data.F44])" table:style-name="ce16">
            <text:p>0,02%</text:p>
          </table:table-cell>
          <table:table-cell office:value-type="percentage" office:value="3.5137416923290644E-4" table:formula="of:=[Data.G$25]/([.$D53]*[Data.G44])" table:style-name="ce16">
            <text:p>0,04%</text:p>
          </table:table-cell>
          <table:table-cell office:value-type="percentage" office:value="2.4840132715873915E-4" table:formula="of:=[Data.I$25]/([.$D53]*[Data.I44])" table:style-name="ce16">
            <text:p>0,02%</text:p>
          </table:table-cell>
          <table:table-cell office:value-type="percentage" office:value="1.4986824629427647E-4" table:formula="of:=[Data.J$25]/([.$D53]*[Data.J44])" table:style-name="ce16">
            <text:p>0,01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64" table:formula="of:=[.D45]" table:style-name="ce1">
            <text:p>64</text:p>
          </table:table-cell>
          <table:table-cell office:value-type="percentage" office:value="1.2859913071922455E-4" table:formula="of:=[Data.E$25]/([.$D54]*[Data.E45])" table:style-name="ce16">
            <text:p>0,01%</text:p>
          </table:table-cell>
          <table:table-cell office:value-type="percentage" office:value="7.4823207406580651E-5" table:formula="of:=[Data.F$25]/([.$D54]*[Data.F45])" table:style-name="ce16">
            <text:p>0,01%</text:p>
          </table:table-cell>
          <table:table-cell office:value-type="percentage" office:value="1.7792711165864466E-4" table:formula="of:=[Data.G$25]/([.$D54]*[Data.G45])" table:style-name="ce16">
            <text:p>0,02%</text:p>
          </table:table-cell>
          <table:table-cell office:value-type="percentage" office:value="1.2539139836401016E-4" table:formula="of:=[Data.I$25]/([.$D54]*[Data.I45])" table:style-name="ce16">
            <text:p>0,01%</text:p>
          </table:table-cell>
          <table:table-cell office:value-type="percentage" office:value="7.5743948432674922E-5" table:formula="of:=[Data.J$25]/([.$D54]*[Data.J45])" table:style-name="ce16">
            <text:p>0,01%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7"/>
          <table:table-cell table:number-columns-repeated="16374"/>
        </table:table-row>
        <table:table-row table:style-name="ro1">
          <table:table-cell office:value-type="string" table:style-name="ce11">
            <text:p>Sequencial VS Paralela <text:s/>(Arrays Merge Sort)</text:p>
          </table:table-cell>
          <table:table-cell table:number-columns-repeated="9" table:style-name="ce11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4">
            <text:p>Ganhos Gerais (Sequencial/Parallel)</text:p>
          </table:table-cell>
          <table:table-cell table:number-columns-repeated="4" table:style-name="ce14"/>
          <table:table-cell table:style-name="ce1">
            <draw:frame draw:z-index="3" draw:id="id3" draw:style-name="a3" draw:name="Gráfico 14" svg:x="0.05472in" svg:y="0.01457in" svg:width="5.48031in" svg:height="3.3102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4" draw:id="id4" draw:style-name="a4" draw:name="Gráfico 15" svg:x="0.97008in" svg:y="0.02323in" svg:width="5.53937in" svg:height="3.2992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#Th</text:p>
          </table:table-cell>
          <table:table-cell office:value-type="string" table:style-name="ce15">
            <text:p>Time</text:p>
          </table:table-cell>
          <table:table-cell office:value-type="string" table:style-name="ce15">
            <text:p>#CC</text:p>
          </table:table-cell>
          <table:table-cell office:value-type="string" table:style-name="ce15">
            <text:p>#I</text:p>
          </table:table-cell>
          <table:table-cell office:value-type="string" table:style-name="ce15">
            <text:p>L1_CACHE</text:p>
          </table:table-cell>
          <table:table-cell office:value-type="string" table:style-name="ce15">
            <text:p>L2_CACHE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N26]" table:style-name="ce1">
            <text:p>1000000</text:p>
          </table:table-cell>
          <table:table-cell office:value-type="float" office:value="1000" table:formula="of:=[Data.O26]" table:style-name="ce1">
            <text:p>1000</text:p>
          </table:table-cell>
          <table:table-cell office:value-type="float" office:value="2" table:formula="of:=[Data.P26]" table:style-name="ce1">
            <text:p>2</text:p>
          </table:table-cell>
          <table:table-cell office:value-type="percentage" office:value="1.2661705781339438" table:formula="of:=[Data.Q$19]/[Data.Q26]" table:style-name="ce16">
            <text:p>126,62%</text:p>
          </table:table-cell>
          <table:table-cell office:value-type="percentage" office:value="1.282513803682455" table:formula="of:=[Data.R$19]/[Data.R26]" table:style-name="ce16">
            <text:p>128,25%</text:p>
          </table:table-cell>
          <table:table-cell office:value-type="percentage" office:value="1.5458289269031111" table:formula="of:=[Data.S$19]/[Data.S26]" table:style-name="ce16">
            <text:p>154,58%</text:p>
          </table:table-cell>
          <table:table-cell office:value-type="percentage" office:value="1.0774095981768825" table:formula="of:=[Data.U$19]/[Data.U26]" table:style-name="ce16">
            <text:p>107,74%</text:p>
          </table:table-cell>
          <table:table-cell office:value-type="percentage" office:value="0.88059930592632141" table:formula="of:=[Data.V$19]/[Data.V26]" table:style-name="ce16">
            <text:p>88,06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N27]" table:style-name="ce1">
            <text:p>1000000</text:p>
          </table:table-cell>
          <table:table-cell office:value-type="float" office:value="1000" table:formula="of:=[Data.O27]" table:style-name="ce1">
            <text:p>1000</text:p>
          </table:table-cell>
          <table:table-cell office:value-type="float" office:value="4" table:formula="of:=[Data.P27]" table:style-name="ce1">
            <text:p>4</text:p>
          </table:table-cell>
          <table:table-cell office:value-type="percentage" office:value="1.5651941097724231" table:formula="of:=[Data.Q$19]/[Data.Q27]" table:style-name="ce16">
            <text:p>156,52%</text:p>
          </table:table-cell>
          <table:table-cell office:value-type="percentage" office:value="1.6734466739028011" table:formula="of:=[Data.R$19]/[Data.R27]" table:style-name="ce16">
            <text:p>167,34%</text:p>
          </table:table-cell>
          <table:table-cell office:value-type="percentage" office:value="2.1488370301592097" table:formula="of:=[Data.S$19]/[Data.S27]" table:style-name="ce16">
            <text:p>214,88%</text:p>
          </table:table-cell>
          <table:table-cell office:value-type="percentage" office:value="0.92085380446107679" table:formula="of:=[Data.U$19]/[Data.U27]" table:style-name="ce16">
            <text:p>92,09%</text:p>
          </table:table-cell>
          <table:table-cell office:value-type="percentage" office:value="0.9482364608485685" table:formula="of:=[Data.V$19]/[Data.V27]" table:style-name="ce16">
            <text:p>94,82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N28]" table:style-name="ce1">
            <text:p>1000000</text:p>
          </table:table-cell>
          <table:table-cell office:value-type="float" office:value="1000" table:formula="of:=[Data.O28]" table:style-name="ce1">
            <text:p>1000</text:p>
          </table:table-cell>
          <table:table-cell office:value-type="float" office:value="8" table:formula="of:=[Data.P28]" table:style-name="ce1">
            <text:p>8</text:p>
          </table:table-cell>
          <table:table-cell office:value-type="percentage" office:value="1.91537561432249" table:formula="of:=[Data.Q$19]/[Data.Q28]" table:style-name="ce16">
            <text:p>191,54%</text:p>
          </table:table-cell>
          <table:table-cell office:value-type="percentage" office:value="2.038850449062692" table:formula="of:=[Data.R$19]/[Data.R28]" table:style-name="ce16">
            <text:p>203,89%</text:p>
          </table:table-cell>
          <table:table-cell office:value-type="percentage" office:value="2.678622876542049" table:formula="of:=[Data.S$19]/[Data.S28]" table:style-name="ce16">
            <text:p>267,86%</text:p>
          </table:table-cell>
          <table:table-cell office:value-type="percentage" office:value="1.1489191188558276" table:formula="of:=[Data.U$19]/[Data.U28]" table:style-name="ce16">
            <text:p>114,89%</text:p>
          </table:table-cell>
          <table:table-cell office:value-type="percentage" office:value="0.96131401219592161" table:formula="of:=[Data.V$19]/[Data.V28]" table:style-name="ce16">
            <text:p>96,13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N29]" table:style-name="ce1">
            <text:p>1000000</text:p>
          </table:table-cell>
          <table:table-cell office:value-type="float" office:value="1000" table:formula="of:=[Data.O29]" table:style-name="ce1">
            <text:p>1000</text:p>
          </table:table-cell>
          <table:table-cell office:value-type="float" office:value="16" table:formula="of:=[Data.P29]" table:style-name="ce1">
            <text:p>16</text:p>
          </table:table-cell>
          <table:table-cell office:value-type="percentage" office:value="2.1416160770357964" table:formula="of:=[Data.Q$19]/[Data.Q29]" table:style-name="ce16">
            <text:p>214,16%</text:p>
          </table:table-cell>
          <table:table-cell office:value-type="percentage" office:value="2.2557217515654586" table:formula="of:=[Data.R$19]/[Data.R29]" table:style-name="ce16">
            <text:p>225,57%</text:p>
          </table:table-cell>
          <table:table-cell office:value-type="percentage" office:value="3.0447434835860236" table:formula="of:=[Data.S$19]/[Data.S29]" table:style-name="ce16">
            <text:p>304,47%</text:p>
          </table:table-cell>
          <table:table-cell office:value-type="percentage" office:value="1.1624927793542414" table:formula="of:=[Data.U$19]/[Data.U29]" table:style-name="ce16">
            <text:p>116,25%</text:p>
          </table:table-cell>
          <table:table-cell office:value-type="percentage" office:value="0.99215742300288734" table:formula="of:=[Data.V$19]/[Data.V29]" table:style-name="ce16">
            <text:p>99,22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N30]" table:style-name="ce1">
            <text:p>1000000</text:p>
          </table:table-cell>
          <table:table-cell office:value-type="float" office:value="1000" table:formula="of:=[Data.O30]" table:style-name="ce1">
            <text:p>1000</text:p>
          </table:table-cell>
          <table:table-cell office:value-type="float" office:value="32" table:formula="of:=[Data.P30]" table:style-name="ce1">
            <text:p>32</text:p>
          </table:table-cell>
          <table:table-cell office:value-type="percentage" office:value="2.2465482693310643" table:formula="of:=[Data.Q$19]/[Data.Q30]" table:style-name="ce16">
            <text:p>224,65%</text:p>
          </table:table-cell>
          <table:table-cell office:value-type="percentage" office:value="2.3418815315239625" table:formula="of:=[Data.R$19]/[Data.R30]" table:style-name="ce16">
            <text:p>234,19%</text:p>
          </table:table-cell>
          <table:table-cell office:value-type="percentage" office:value="3.2053317079086496" table:formula="of:=[Data.S$19]/[Data.S30]" table:style-name="ce16">
            <text:p>320,53%</text:p>
          </table:table-cell>
          <table:table-cell office:value-type="percentage" office:value="1.169110888674938" table:formula="of:=[Data.U$19]/[Data.U30]" table:style-name="ce16">
            <text:p>116,91%</text:p>
          </table:table-cell>
          <table:table-cell office:value-type="percentage" office:value="0.9848410210479176" table:formula="of:=[Data.V$19]/[Data.V30]" table:style-name="ce16">
            <text:p>98,48%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0000" table:formula="of:=[Data.N31]" table:style-name="ce1">
            <text:p>1000000</text:p>
          </table:table-cell>
          <table:table-cell office:value-type="float" office:value="1000" table:formula="of:=[Data.O31]" table:style-name="ce1">
            <text:p>1000</text:p>
          </table:table-cell>
          <table:table-cell office:value-type="float" office:value="64" table:formula="of:=[Data.P31]" table:style-name="ce1">
            <text:p>64</text:p>
          </table:table-cell>
          <table:table-cell office:value-type="percentage" office:value="2.2500687304118325" table:formula="of:=[Data.Q$19]/[Data.Q31]" table:style-name="ce16">
            <text:p>225,01%</text:p>
          </table:table-cell>
          <table:table-cell office:value-type="percentage" office:value="2.3664014208231934" table:formula="of:=[Data.R$19]/[Data.R31]" table:style-name="ce16">
            <text:p>236,64%</text:p>
          </table:table-cell>
          <table:table-cell office:value-type="percentage" office:value="3.3328644895749795" table:formula="of:=[Data.S$19]/[Data.S31]" table:style-name="ce16">
            <text:p>333,29%</text:p>
          </table:table-cell>
          <table:table-cell office:value-type="percentage" office:value="1.1646468753990602" table:formula="of:=[Data.U$19]/[Data.U31]" table:style-name="ce16">
            <text:p>116,46%</text:p>
          </table:table-cell>
          <table:table-cell office:value-type="percentage" office:value="0.9984185596028996" table:formula="of:=[Data.V$19]/[Data.V31]" table:style-name="ce16">
            <text:p>99,84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28" table:style-name="ce1">
            <text:p>128</text:p>
          </table:table-cell>
          <table:table-cell office:value-type="percentage" office:value="2.0987793619858448" table:formula="of:=[Data.Q$19]/[Data.Q32]" table:style-name="ce16">
            <text:p>209,88%</text:p>
          </table:table-cell>
          <table:table-cell office:value-type="percentage" office:value="2.540535690892614" table:formula="of:=[Data.R$19]/[Data.R32]" table:style-name="ce16">
            <text:p>254,05%</text:p>
          </table:table-cell>
          <table:table-cell office:value-type="percentage" office:value="3.5402585324670941" table:formula="of:=[Data.S$19]/[Data.S32]" table:style-name="ce16">
            <text:p>354,03%</text:p>
          </table:table-cell>
          <table:table-cell office:value-type="percentage" office:value="1.1684735053033009" table:formula="of:=[Data.U$19]/[Data.U32]" table:style-name="ce16">
            <text:p>116,85%</text:p>
          </table:table-cell>
          <table:table-cell office:value-type="percentage" office:value="1.0004776852736454" table:formula="of:=[Data.V$19]/[Data.V32]" table:style-name="ce16">
            <text:p>100,05%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4">
            <text:p>Ganhos por cada PU (Sequencial/ #thr * Parallel) (Não se é assim que se faz)</text:p>
          </table:table-cell>
          <table:table-cell table:number-columns-repeated="4" table:style-name="ce14"/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#Th</text:p>
          </table:table-cell>
          <table:table-cell office:value-type="string" table:style-name="ce15">
            <text:p>Time</text:p>
          </table:table-cell>
          <table:table-cell office:value-type="string" table:style-name="ce15">
            <text:p>#CC</text:p>
          </table:table-cell>
          <table:table-cell office:value-type="string" table:style-name="ce15">
            <text:p>#I</text:p>
          </table:table-cell>
          <table:table-cell office:value-type="string" table:style-name="ce15">
            <text:p>L1_CACHE</text:p>
          </table:table-cell>
          <table:table-cell office:value-type="string" table:style-name="ce15">
            <text:p>L2_CACHE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2" table:formula="of:=[.D61]" table:style-name="ce1">
            <text:p>2</text:p>
          </table:table-cell>
          <table:table-cell office:value-type="percentage" office:value="0.63308528906697192" table:formula="of:=[Data.Q$19]/([.$D40]*[Data.Q26])" table:style-name="ce16">
            <text:p>63,31%</text:p>
          </table:table-cell>
          <table:table-cell office:value-type="percentage" office:value="0.64125690184122752" table:formula="of:=[Data.R$19]/([.$D40]*[Data.R26])" table:style-name="ce16">
            <text:p>64,13%</text:p>
          </table:table-cell>
          <table:table-cell office:value-type="percentage" office:value="0.77291446345155557" table:formula="of:=[Data.S$19]/([.$D40]*[Data.S26])" table:style-name="ce16">
            <text:p>77,29%</text:p>
          </table:table-cell>
          <table:table-cell office:value-type="percentage" office:value="0.53870479908844127" table:formula="of:=[Data.U$19]/([.$D40]*[Data.U26])" table:style-name="ce16">
            <text:p>53,87%</text:p>
          </table:table-cell>
          <table:table-cell office:value-type="percentage" office:value="0.4402996529631607" table:formula="of:=[Data.V$19]/([.$D40]*[Data.V26])" table:style-name="ce16">
            <text:p>44,03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4" table:formula="of:=[.D62]" table:style-name="ce1">
            <text:p>4</text:p>
          </table:table-cell>
          <table:table-cell office:value-type="percentage" office:value="0.39129852744310578" table:formula="of:=[Data.Q$19]/([.$D41]*[Data.Q27])" table:style-name="ce16">
            <text:p>39,13%</text:p>
          </table:table-cell>
          <table:table-cell office:value-type="percentage" office:value="0.41836166847570028" table:formula="of:=[Data.R$19]/([.$D41]*[Data.R27])" table:style-name="ce16">
            <text:p>41,84%</text:p>
          </table:table-cell>
          <table:table-cell office:value-type="percentage" office:value="0.53720925753980242" table:formula="of:=[Data.S$19]/([.$D41]*[Data.S27])" table:style-name="ce16">
            <text:p>53,72%</text:p>
          </table:table-cell>
          <table:table-cell office:value-type="percentage" office:value="0.2302134511152692" table:formula="of:=[Data.U$19]/([.$D41]*[Data.U27])" table:style-name="ce16">
            <text:p>23,02%</text:p>
          </table:table-cell>
          <table:table-cell office:value-type="percentage" office:value="0.23705911521214212" table:formula="of:=[Data.V$19]/([.$D41]*[Data.V27])" table:style-name="ce16">
            <text:p>23,71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8" table:formula="of:=[.D63]" table:style-name="ce1">
            <text:p>8</text:p>
          </table:table-cell>
          <table:table-cell office:value-type="percentage" office:value="0.23942195179031125" table:formula="of:=[Data.Q$19]/([.$D42]*[Data.Q28])" table:style-name="ce16">
            <text:p>23,94%</text:p>
          </table:table-cell>
          <table:table-cell office:value-type="percentage" office:value="0.2548563061328365" table:formula="of:=[Data.R$19]/([.$D42]*[Data.R28])" table:style-name="ce16">
            <text:p>25,49%</text:p>
          </table:table-cell>
          <table:table-cell office:value-type="percentage" office:value="0.33482785956775613" table:formula="of:=[Data.S$19]/([.$D42]*[Data.S28])" table:style-name="ce16">
            <text:p>33,48%</text:p>
          </table:table-cell>
          <table:table-cell office:value-type="percentage" office:value="0.14361488985697846" table:formula="of:=[Data.U$19]/([.$D42]*[Data.U28])" table:style-name="ce16">
            <text:p>14,36%</text:p>
          </table:table-cell>
          <table:table-cell office:value-type="percentage" office:value="0.1201642515244902" table:formula="of:=[Data.V$19]/([.$D42]*[Data.V28])" table:style-name="ce16">
            <text:p>12,02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6" table:formula="of:=[.D64]" table:style-name="ce1">
            <text:p>16</text:p>
          </table:table-cell>
          <table:table-cell office:value-type="percentage" office:value="0.13385100481473727" table:formula="of:=[Data.Q$19]/([.$D43]*[Data.Q29])" table:style-name="ce16">
            <text:p>13,39%</text:p>
          </table:table-cell>
          <table:table-cell office:value-type="percentage" office:value="0.14098260947284116" table:formula="of:=[Data.R$19]/([.$D43]*[Data.R29])" table:style-name="ce16">
            <text:p>14,10%</text:p>
          </table:table-cell>
          <table:table-cell office:value-type="percentage" office:value="0.19029646772412648" table:formula="of:=[Data.S$19]/([.$D43]*[Data.S29])" table:style-name="ce16">
            <text:p>19,03%</text:p>
          </table:table-cell>
          <table:table-cell office:value-type="percentage" office:value="7.265579870964009E-2" table:formula="of:=[Data.U$19]/([.$D43]*[Data.U29])" table:style-name="ce16">
            <text:p>7,27%</text:p>
          </table:table-cell>
          <table:table-cell office:value-type="percentage" office:value="6.2009838937680459E-2" table:formula="of:=[Data.V$19]/([.$D43]*[Data.V29])" table:style-name="ce16">
            <text:p>6,20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32" table:formula="of:=[.D65]" table:style-name="ce1">
            <text:p>32</text:p>
          </table:table-cell>
          <table:table-cell office:value-type="percentage" office:value="7.020463341659576E-2" table:formula="of:=[Data.Q$19]/([.$D44]*[Data.Q30])" table:style-name="ce16">
            <text:p>7,02%</text:p>
          </table:table-cell>
          <table:table-cell office:value-type="percentage" office:value="7.3183797860123828E-2" table:formula="of:=[Data.R$19]/([.$D44]*[Data.R30])" table:style-name="ce16">
            <text:p>7,32%</text:p>
          </table:table-cell>
          <table:table-cell office:value-type="percentage" office:value="0.1001666158721453" table:formula="of:=[Data.S$19]/([.$D44]*[Data.S30])" table:style-name="ce16">
            <text:p>10,02%</text:p>
          </table:table-cell>
          <table:table-cell office:value-type="percentage" office:value="3.6534715271091811E-2" table:formula="of:=[Data.U$19]/([.$D44]*[Data.U30])" table:style-name="ce16">
            <text:p>3,65%</text:p>
          </table:table-cell>
          <table:table-cell office:value-type="percentage" office:value="3.0776281907747425E-2" table:formula="of:=[Data.V$19]/([.$D44]*[Data.V30])" table:style-name="ce16">
            <text:p>3,08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64" table:formula="of:=[.D66]" table:style-name="ce1">
            <text:p>64</text:p>
          </table:table-cell>
          <table:table-cell office:value-type="percentage" office:value="3.5157323912684883E-2" table:formula="of:=[Data.Q$19]/([.$D45]*[Data.Q31])" table:style-name="ce16">
            <text:p>3,52%</text:p>
          </table:table-cell>
          <table:table-cell office:value-type="percentage" office:value="3.6975022200362397E-2" table:formula="of:=[Data.R$19]/([.$D45]*[Data.R31])" table:style-name="ce16">
            <text:p>3,70%</text:p>
          </table:table-cell>
          <table:table-cell office:value-type="percentage" office:value="5.2076007649609055E-2" table:formula="of:=[Data.S$19]/([.$D45]*[Data.S31])" table:style-name="ce16">
            <text:p>5,21%</text:p>
          </table:table-cell>
          <table:table-cell office:value-type="percentage" office:value="1.8197607428110316E-2" table:formula="of:=[Data.U$19]/([.$D45]*[Data.U31])" table:style-name="ce16">
            <text:p>1,82%</text:p>
          </table:table-cell>
          <table:table-cell office:value-type="percentage" office:value="1.5600289993795306E-2" table:formula="of:=[Data.V$19]/([.$D45]*[Data.V31])" table:style-name="ce16">
            <text:p>1,56%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28" table:style-name="ce1">
            <text:p>128</text:p>
          </table:table-cell>
          <table:table-cell office:value-type="percentage" office:value="1.6396713765514413E-2" table:formula="of:=[Data.Q$19]/([.$D77]*[Data.Q32])" table:style-name="ce16">
            <text:p>1,64%</text:p>
          </table:table-cell>
          <table:table-cell office:value-type="percentage" office:value="1.9847935085098547E-2" table:formula="of:=[Data.R$19]/([.$D77]*[Data.R32])" table:style-name="ce16">
            <text:p>1,98%</text:p>
          </table:table-cell>
          <table:table-cell office:value-type="percentage" office:value="2.7658269784899173E-2" table:formula="of:=[Data.S$19]/([.$D77]*[Data.S32])" table:style-name="ce16">
            <text:p>2,77%</text:p>
          </table:table-cell>
          <table:table-cell office:value-type="percentage" office:value="9.1286992601820379E-3" table:formula="of:=[Data.U$19]/([.$D77]*[Data.U32])" table:style-name="ce16">
            <text:p>0,91%</text:p>
          </table:table-cell>
          <table:table-cell office:value-type="percentage" office:value="7.816231916200355E-3" table:formula="of:=[Data.V$19]/([.$D77]*[Data.V32])" table:style-name="ce16">
            <text:p>0,78%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">
            <text:p>Arrays VS Lists (Sequencial - MergeSort)</text:p>
          </table:table-cell>
          <table:table-cell table:number-columns-repeated="9" table:style-name="ce11"/>
          <table:table-cell table:number-columns-repeated="16374"/>
        </table:table-row>
        <table:table-row table:number-rows-repeated="1048496" table:style-name="ro1">
          <table:table-cell table:number-columns-repeated="16384"/>
        </table:table-row>
      </table:table>
      <table:database-ranges>
        <table:database-range table:target-range-address="Data.C22:Data.J34">
          <table:sort>
            <table:sort-by table:field-number="0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Henrique Neto</meta:initial-creator>
    <dc:creator>Henrique Neto</dc:creator>
    <meta:creation-date>2021-12-28T17:32:41Z</meta:creation-date>
    <dc:date>2022-01-17T23:27:04Z</dc:date>
    <meta:editing-cycles>7</meta:editing-cycles>
    <meta:editing-duration>PT4646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</office:automatic-styles>
  <office:body>
    <office:chart>
      <chart:chart chart:class="chart:line" svg:height="358.2pt" svg:width="766.5pt" chart:style-name="Crt0">
        <chart:legend style:legend-expansion="custom" style:legend-expansion-aspect-ratio="21.068984944484409" svg:width="765.603779527559pt" svg:height="36.33795275590551pt" svg:x="0.896220472440945pt" svg:y="316.8620472440945pt" chart:style-name="Lgnd"/>
        <chart:plot-area svg:x="3.0pt" svg:y="2.54503937007874pt" svg:width="762.853779527559pt" svg:height="311.0581889763779pt" chart:style-name="Plt0">
          <chart:axis chart:dimension="x" chart:name="primary-x" chart:style-name="Axs0">
            <chart:categories table:cell-range-address="Data.$D$54:.$D$60"/>
          </chart:axis>
          <chart:axis chart:dimension="y" chart:name="primary-y" chart:style-name="Axs1">
            <chart:grid chart:class="major" chart:style-name="GMa1"/>
          </chart:axis>
          <chart:series chart:label-cell-address="Data.$E$53" chart:values-cell-range-address="Data.$E$54:.$E$60" chart:class="chart:line" chart:attached-axis="primary-y" chart:style-name="G0S0">
            <chart:data-point chart:repeated="7"/>
          </chart:series>
          <chart:series chart:label-cell-address="Data.$F$53" chart:values-cell-range-address="Data.$F$54:.$F$60" chart:class="chart:line" chart:attached-axis="primary-y" chart:style-name="G0S1">
            <chart:data-point chart:repeated="7"/>
          </chart:series>
          <chart:series chart:label-cell-address="Data.$G$53" chart:values-cell-range-address="Data.$G$54:.$G$60" chart:class="chart:line" chart:attached-axis="primary-y" chart:style-name="G0S2">
            <chart:data-point chart:repeated="7"/>
          </chart:series>
          <chart:series chart:label-cell-address="Data.$H$53" chart:values-cell-range-address="Data.$H$54:.$H$60" chart:class="chart:line" chart:attached-axis="primary-y" chart:style-name="G0S3">
            <chart:data-point chart:repeated="7"/>
          </chart:series>
          <chart:series chart:label-cell-address="Data.$I$53" chart:values-cell-range-address="Data.$I$54:.$I$60" chart:class="chart:line" chart:attached-axis="primary-y" chart:style-name="G0S4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1.7165354330709pt" svg:width="410.4pt" chart:style-name="Crt0">
        <chart:title chart:style-name="CT00">
          <text:p text:style-name="a0" text:class-names="" text:cond-style-name="">Ganho por PU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is.$D$49:.$D$54"/>
          </chart:axis>
          <chart:series chart:label-cell-address="Analysis.$E$48" chart:values-cell-range-address="Analysis.$E$49:.$E$54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4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49.3070866141732pt" svg:width="386.1070078740157pt" chart:style-name="Crt0">
        <chart:title chart:style-name="CT00">
          <text:p text:style-name="a0" text:class-names="" text:cond-style-name="">Ganho Geral</text:p>
        </chart:title>
        <chart:legend chart:legend-position="bottom" chart:legend-align="center" chart:style-name="Lgnd"/>
        <chart:plot-area svg:x="8.362204724409448pt" svg:y="28.09133858267716pt" svg:width="365.9527559055118pt" svg:height="186.236220472440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is.$D$40:.$D$45"/>
          </chart:axis>
          <chart:series chart:label-cell-address="Analysis.$E$39" chart:values-cell-range-address="Analysis.$E$40:.$E$45" chart:class="chart:line" chart:attached-axis="primary-y" chart:style-name="G0S0">
            <chart:data-point chart:repeated="6"/>
          </chart:series>
          <chart:series chart:label-cell-address="Analysis.$F$39" chart:values-cell-range-address="Analysis.$F$40:.$F$45" chart:class="chart:line" chart:attached-axis="primary-y" chart:style-name="G0S1">
            <chart:data-point chart:repeated="6"/>
          </chart:series>
          <chart:series chart:label-cell-address="Analysis.$G$39" chart:values-cell-range-address="Analysis.$G$40:.$G$45" chart:class="chart:line" chart:attached-axis="primary-y" chart:style-name="G0S2">
            <chart:data-point chart:repeated="6"/>
          </chart:series>
          <chart:series chart:label-cell-address="Analysis.$H$39" chart:values-cell-range-address="Analysis.$H$40:.$H$45" chart:class="chart:line" chart:attached-axis="primary-y" chart:style-name="G0S3">
            <chart:data-point chart:repeated="6"/>
          </chart:series>
          <chart:series chart:label-cell-address="Analysis.$I$39" chart:values-cell-range-address="Analysis.$I$40:.$I$45" chart:class="chart:line" chart:attached-axis="primary-y" chart:style-name="G0S4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4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38.3370078740157pt" svg:width="394.5826771653543pt" chart:style-name="Crt0">
        <chart:title chart:style-name="CT00">
          <text:p text:style-name="a0" text:class-names="" text:cond-style-name="">Ganho Geral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is.$D$61:.$D$67"/>
          </chart:axis>
          <chart:series chart:label-cell-address="Analysis.$E$60" chart:values-cell-range-address="Analysis.$E$61:.$E$67" chart:class="chart:line" chart:attached-axis="primary-y" chart:style-name="G0S0">
            <chart:data-point chart:repeated="7"/>
          </chart:series>
          <chart:series chart:label-cell-address="Analysis.$F$60" chart:values-cell-range-address="Analysis.$F$61:.$F$67" chart:class="chart:line" chart:attached-axis="primary-y" chart:style-name="G0S1">
            <chart:data-point chart:repeated="7"/>
          </chart:series>
          <chart:series chart:label-cell-address="Analysis.$G$60" chart:values-cell-range-address="Analysis.$G$61:.$G$67" chart:class="chart:line" chart:attached-axis="primary-y" chart:style-name="G0S2">
            <chart:data-point chart:repeated="7"/>
          </chart:series>
          <chart:series chart:label-cell-address="Analysis.$H$60" chart:values-cell-range-address="Analysis.$H$61:.$H$67" chart:class="chart:line" chart:attached-axis="primary-y" chart:style-name="G0S3">
            <chart:data-point chart:repeated="7"/>
          </chart:series>
          <chart:series chart:label-cell-address="Analysis.$I$60" chart:values-cell-range-address="Analysis.$I$61:.$I$67" chart:class="chart:line" chart:attached-axis="primary-y" chart:style-name="G0S4"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7.5433070866142pt" svg:width="398.8346456692913pt" chart:style-name="Crt0">
        <chart:title chart:style-name="CT00">
          <text:p text:style-name="a0" text:class-names="" text:cond-style-name="">Ganho por PU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is.$D$71:.$D$77"/>
          </chart:axis>
          <chart:series chart:label-cell-address="Analysis.$E$70" chart:values-cell-range-address="Analysis.$E$71:.$E$77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